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DejaVu Sans" svg:font-family="DejaVu Sans" style:font-family-generic="swiss" style:font-pitch="variable"/>
    <style:font-face style:name="Lohit Hindi" svg:font-family="Lohit Hindi" style:font-family-generic="system"/>
    <style:font-face style:name="Verdana" svg:font-family="Verdana" style:font-family-generic="swiss" style:font-pitch="variable" svg:panose-1="2 11 6 4 3 5 4 4 2 4"/>
    <style:font-face style:name="Calibri" svg:font-family="Calibri" style:font-family-generic="swiss" style:font-pitch="variable" svg:panose-1="2 15 5 2 2 2 4 3 2 4"/>
    <style:font-face style:name="RijksoverheidSerif" svg:font-family="RijksoverheidSerif" style:font-family-generic="system" style:font-pitch="variable" svg:panose-1="2 0 5 6 6 0 0 2 0 4"/>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office:font-face-decls>
  <office:automatic-styles>
    <text:list-style style:name="LFO1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format="1" text:display-levels="4">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5"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format="1" text:display-levels="6">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7"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format="1" text:display-levels="8">
        <style:list-level-properties text:space-before="0.25in" text:min-label-width="1.25in" text:list-level-position-and-space-mode="label-alignment">
          <style:list-level-label-alignment text:label-followed-by="listtab" fo:margin-left="1.5in" fo:text-indent="-1.25in"/>
        </style:list-level-properties>
      </text:list-level-style-number>
      <text:list-level-style-number text:level="9" style:num-format="1" text:display-levels="9">
        <style:list-level-properties text:space-before="0.25in" text:min-label-width="1.5in" text:list-level-position-and-space-mode="label-alignment">
          <style:list-level-label-alignment text:label-followed-by="listtab" fo:margin-left="1.75in" fo:text-indent="-1.5in"/>
        </style:list-level-properties>
      </text:list-level-style-number>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Verdana"/>
      </text:list-level-style-bullet>
      <text:list-level-style-bullet text:level="2" text:style-name="WW_CharLFO1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7">
      <text:list-level-style-number text:level="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25in" text:list-level-position-and-space-mode="label-alignment">
          <style:list-level-label-alignment text:label-followed-by="listtab" fo:margin-left="1.25in" fo:text-indent="-1.25in"/>
        </style:list-level-properties>
      </text:list-level-style-number>
      <text:list-level-style-number text:level="9" style:num-format="1" text:display-levels="9">
        <style:list-level-properties text:space-before="0in" text:min-label-width="1.5in" text:list-level-position-and-space-mode="label-alignment">
          <style:list-level-label-alignment text:label-followed-by="listtab" fo:margin-left="1.5in" fo:text-indent="-1.5in"/>
        </style:list-level-properties>
      </text:list-level-style-number>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Verdana"/>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Verdana"/>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20LVL2" style:num-format="1" text:display-levels="2">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3"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format="1" text:display-levels="4">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5" style:num-format="1" text:display-levels="5">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6" style:num-format="1" text:display-levels="6">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7" style:num-format="1" text:display-levels="7">
        <style:list-level-properties text:space-before="0.25in" text:min-label-width="1.25in" text:list-level-position-and-space-mode="label-alignment">
          <style:list-level-label-alignment text:label-followed-by="listtab" fo:margin-left="1.5in" fo:text-indent="-1.25in"/>
        </style:list-level-properties>
      </text:list-level-style-number>
      <text:list-level-style-number text:level="8" style:num-format="1" text:display-levels="8">
        <style:list-level-properties text:space-before="0.25in" text:min-label-width="1.5in" text:list-level-position-and-space-mode="label-alignment">
          <style:list-level-label-alignment text:label-followed-by="listtab" fo:margin-left="1.75in" fo:text-indent="-1.5in"/>
        </style:list-level-properties>
      </text:list-level-style-number>
      <text:list-level-style-number text:level="9" style:num-format="1" text:display-levels="9">
        <style:list-level-properties text:space-before="0.25in" text:min-label-width="1.5in" text:list-level-position-and-space-mode="label-alignment">
          <style:list-level-label-alignment text:label-followed-by="listtab" fo:margin-left="1.75in" fo:text-indent="-1.5in"/>
        </style:list-level-properties>
      </text:list-level-style-number>
    </text:list-style>
    <text:list-style style:name="LFO21">
      <text:list-level-style-number text:level="1" text:style-name="WW_CharLFO21LVL1" style:num-format="1" text:start-value="3">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21LVL2" style:num-format="1" text:display-levels="2" text:start-value="4">
        <style:list-level-properties text:space-before="0.5909in" text:min-label-width="0.25in" text:list-level-position-and-space-mode="label-alignment">
          <style:list-level-label-alignment text:label-followed-by="listtab" fo:margin-left="0.8409in" fo:text-indent="-0.25in"/>
        </style:list-level-properties>
      </text:list-level-style-number>
      <text:list-level-style-number text:level="3" text:style-name="WW_CharLFO21LVL3" style:num-format="1" text:display-levels="3">
        <style:list-level-properties text:space-before="1.1819in" text:min-label-width="0.5in" text:list-level-position-and-space-mode="label-alignment">
          <style:list-level-label-alignment text:label-followed-by="listtab" fo:margin-left="1.6819in" fo:text-indent="-0.5in"/>
        </style:list-level-properties>
      </text:list-level-style-number>
      <text:list-level-style-number text:level="4" text:style-name="WW_CharLFO21LVL4" style:num-format="1" text:display-levels="4">
        <style:list-level-properties text:space-before="1.7729in" text:min-label-width="0.75in" text:list-level-position-and-space-mode="label-alignment">
          <style:list-level-label-alignment text:label-followed-by="listtab" fo:margin-left="2.5229in" fo:text-indent="-0.75in"/>
        </style:list-level-properties>
      </text:list-level-style-number>
      <text:list-level-style-number text:level="5" text:style-name="WW_CharLFO21LVL5" style:num-format="1" text:display-levels="5">
        <style:list-level-properties text:space-before="2.3638in" text:min-label-width="0.75in" text:list-level-position-and-space-mode="label-alignment">
          <style:list-level-label-alignment text:label-followed-by="listtab" fo:margin-left="3.1138in" fo:text-indent="-0.75in"/>
        </style:list-level-properties>
      </text:list-level-style-number>
      <text:list-level-style-number text:level="6" text:style-name="WW_CharLFO21LVL6" style:num-format="1" text:display-levels="6">
        <style:list-level-properties text:space-before="2.9548in" text:min-label-width="1in" text:list-level-position-and-space-mode="label-alignment">
          <style:list-level-label-alignment text:label-followed-by="listtab" fo:margin-left="3.9548in" fo:text-indent="-1in"/>
        </style:list-level-properties>
      </text:list-level-style-number>
      <text:list-level-style-number text:level="7" text:style-name="WW_CharLFO21LVL7" style:num-format="1" text:display-levels="7">
        <style:list-level-properties text:space-before="3.5458in" text:min-label-width="1in" text:list-level-position-and-space-mode="label-alignment">
          <style:list-level-label-alignment text:label-followed-by="listtab" fo:margin-left="4.5458in" fo:text-indent="-1in"/>
        </style:list-level-properties>
      </text:list-level-style-number>
      <text:list-level-style-number text:level="8" text:style-name="WW_CharLFO21LVL8" style:num-format="1" text:display-levels="8">
        <style:list-level-properties text:space-before="4.1368in" text:min-label-width="1.25in" text:list-level-position-and-space-mode="label-alignment">
          <style:list-level-label-alignment text:label-followed-by="listtab" fo:margin-left="5.3868in" fo:text-indent="-1.25in"/>
        </style:list-level-properties>
      </text:list-level-style-number>
      <text:list-level-style-number text:level="9" text:style-name="WW_CharLFO21LVL9" style:num-format="1" text:display-levels="9">
        <style:list-level-properties text:space-before="4.7277in" text:min-label-width="1.5in" text:list-level-position-and-space-mode="label-alignment">
          <style:list-level-label-alignment text:label-followed-by="listtab" fo:margin-left="6.2277in" fo:text-indent="-1.5in"/>
        </style:list-level-properties>
      </text:list-level-style-number>
    </text:list-style>
    <style:style style:name="P1" style:parent-style-name="Geenafstand" style:master-page-name="MPF0" style:family="paragraph">
      <style:paragraph-properties fo:break-before="page" fo:line-height="115%"/>
      <style:text-properties style:font-name="Verdana" fo:font-size="6.5pt" style:font-size-asian="6.5pt" style:font-size-complex="6.5pt"/>
    </style:style>
    <style:style style:name="P3" style:parent-style-name="Geenafstand" style:family="paragraph">
      <style:paragraph-properties fo:line-height="115%"/>
      <style:text-properties style:font-name="Verdana" fo:font-weight="bold" style:font-weight-asian="bold" fo:font-size="9pt" style:font-size-asian="9pt" style:font-size-complex="9pt"/>
    </style:style>
    <style:style style:name="P4" style:parent-style-name="Standaard" style:family="paragraph">
      <style:paragraph-properties fo:line-height="115%"/>
    </style:style>
    <style:style style:name="P5" style:parent-style-name="Standaard" style:family="paragraph">
      <style:paragraph-properties fo:line-height="115%"/>
    </style:style>
    <style:style style:name="P6" style:parent-style-name="Standaard" style:family="paragraph">
      <style:paragraph-properties fo:line-height="115%"/>
    </style:style>
    <style:style style:name="P7" style:parent-style-name="Standaard" style:family="paragraph">
      <style:paragraph-properties fo:line-height="115%"/>
      <style:text-properties fo:font-weight="bold" style:font-weight-asian="bold" fo:font-size="12pt" style:font-size-asian="12pt"/>
    </style:style>
    <style:style style:name="P8" style:parent-style-name="Standaard" style:family="paragraph">
      <style:paragraph-properties fo:line-height="115%"/>
      <style:text-properties fo:font-size="12pt" style:font-size-asian="12pt"/>
    </style:style>
    <style:style style:name="P9" style:parent-style-name="Standaard" style:family="paragraph">
      <style:paragraph-properties fo:line-height="115%"/>
      <style:text-properties fo:font-size="12pt" style:font-size-asian="12pt"/>
    </style:style>
    <style:style style:name="P10" style:parent-style-name="Standaard" style:family="paragraph">
      <style:paragraph-properties fo:line-height="115%"/>
      <style:text-properties fo:font-size="12pt" style:font-size-asian="12pt"/>
    </style:style>
    <style:style style:name="P11" style:parent-style-name="Standaard" style:family="paragraph">
      <style:paragraph-properties fo:line-height="115%"/>
      <style:text-properties fo:font-size="10pt" style:font-size-asian="10pt"/>
    </style:style>
    <style:style style:name="P12" style:parent-style-name="Lijstalinea" style:list-style-name="LFO14" style:family="paragraph">
      <style:paragraph-properties fo:line-height="115%"/>
    </style:style>
    <style:style style:name="P13" style:parent-style-name="Lijstalinea" style:family="paragraph">
      <style:paragraph-properties fo:line-height="115%"/>
    </style:style>
    <style:style style:name="P14" style:parent-style-name="Lijstalinea" style:family="paragraph">
      <style:paragraph-properties fo:line-height="115%"/>
    </style:style>
    <style:style style:name="P15" style:parent-style-name="Standaard" style:family="paragraph">
      <style:paragraph-properties fo:line-height="115%" fo:text-indent="0.4916in"/>
    </style:style>
    <style:style style:name="P16" style:parent-style-name="Lijstalinea" style:family="paragraph">
      <style:paragraph-properties fo:line-height="115%"/>
    </style:style>
    <style:style style:name="P17" style:parent-style-name="Lijstalinea" style:list-style-name="LFO14" style:family="paragraph">
      <style:paragraph-properties fo:line-height="115%" fo:margin-right="-0.3743in"/>
    </style:style>
    <style:style style:name="T18" style:parent-style-name="Standaardalinea-lettertype" style:family="text">
      <style:text-properties fo:font-style="italic" style:font-style-asian="italic"/>
    </style:style>
    <style:style style:name="P19" style:parent-style-name="Lijstalinea" style:family="paragraph">
      <style:paragraph-properties fo:line-height="115%"/>
    </style:style>
    <style:style style:name="T20" style:parent-style-name="Standaardalinea-lettertype" style:family="text">
      <style:text-properties fo:font-style="italic" style:font-style-asian="italic"/>
    </style:style>
    <style:style style:name="P21" style:parent-style-name="Lijstalinea" style:family="paragraph">
      <style:paragraph-properties fo:line-height="115%"/>
    </style:style>
    <style:style style:name="T22" style:parent-style-name="Standaardalinea-lettertype" style:family="text">
      <style:text-properties fo:font-style="italic" style:font-style-asian="italic"/>
    </style:style>
    <style:style style:name="T23" style:parent-style-name="Standaardalinea-lettertype" style:family="text">
      <style:text-properties fo:font-style="italic" style:font-style-asian="italic"/>
    </style:style>
    <style:style style:name="P24" style:parent-style-name="Lijstalinea" style:family="paragraph">
      <style:paragraph-properties fo:line-height="115%"/>
    </style:style>
    <style:style style:name="T25" style:parent-style-name="Standaardalinea-lettertype" style:family="text">
      <style:text-properties fo:font-style="italic" style:font-style-asian="italic"/>
    </style:style>
    <style:style style:name="P26" style:parent-style-name="Standaard" style:family="paragraph">
      <style:paragraph-properties fo:line-height="115%"/>
    </style:style>
    <style:style style:name="P27" style:parent-style-name="Standaard" style:family="paragraph">
      <style:paragraph-properties fo:line-height="115%"/>
    </style:style>
    <style:style style:name="P28" style:parent-style-name="Standaard" style:family="paragraph">
      <style:paragraph-properties fo:line-height="115%"/>
    </style:style>
    <style:style style:name="P29" style:parent-style-name="Standaard" style:family="paragraph">
      <style:paragraph-properties fo:line-height="115%"/>
    </style:style>
    <style:style style:name="P30" style:parent-style-name="Standaard" style:family="paragraph">
      <style:paragraph-properties fo:line-height="115%"/>
      <style:text-properties fo:font-size="12pt" style:font-size-asian="12pt"/>
    </style:style>
    <style:style style:name="P31" style:parent-style-name="Standaard" style:family="paragraph">
      <style:paragraph-properties fo:line-height="115%"/>
    </style:style>
    <style:style style:name="P32" style:parent-style-name="Geenafstand" style:list-style-name="LFO19" style:family="paragraph">
      <style:paragraph-properties fo:line-height="115%"/>
      <style:text-properties style:font-name="Verdana" fo:font-size="9pt" style:font-size-asian="9pt" style:font-size-complex="9pt"/>
    </style:style>
    <style:style style:name="P33" style:parent-style-name="Geenafstand" style:family="paragraph">
      <style:paragraph-properties fo:line-height="115%" fo:margin-left="0.5in">
        <style:tab-stops/>
      </style:paragraph-properties>
      <style:text-properties style:font-name="Verdana" fo:font-size="9pt" style:font-size-asian="9pt" style:font-size-complex="9pt"/>
    </style:style>
    <style:style style:name="P34" style:parent-style-name="Geenafstand" style:list-style-name="LFO19" style:family="paragraph">
      <style:paragraph-properties fo:line-height="115%"/>
      <style:text-properties style:font-name="Verdana" fo:font-size="9pt" style:font-size-asian="9pt" style:font-size-complex="9pt"/>
    </style:style>
    <style:style style:name="P35" style:parent-style-name="Geenafstand" style:list-style-name="LFO19" style:family="paragraph">
      <style:paragraph-properties fo:line-height="115%"/>
      <style:text-properties style:font-name="Verdana" fo:font-size="9pt" style:font-size-asian="9pt" style:font-size-complex="9pt"/>
    </style:style>
    <style:style style:name="P36" style:parent-style-name="Geenafstand" style:list-style-name="LFO19" style:family="paragraph">
      <style:paragraph-properties fo:line-height="115%"/>
      <style:text-properties style:font-name="Verdana" fo:font-size="9pt" style:font-size-asian="9pt" style:font-size-complex="9pt"/>
    </style:style>
    <style:style style:name="P37" style:parent-style-name="Geenafstand" style:list-style-name="LFO19" style:family="paragraph">
      <style:paragraph-properties fo:line-height="115%"/>
      <style:text-properties style:font-name="Verdana" fo:font-size="9pt" style:font-size-asian="9pt" style:font-size-complex="9pt"/>
    </style:style>
    <style:style style:name="P38" style:parent-style-name="Geenafstand" style:list-style-name="LFO19" style:family="paragraph">
      <style:paragraph-properties fo:line-height="115%"/>
      <style:text-properties style:font-name="Verdana" fo:font-size="9pt" style:font-size-asian="9pt" style:font-size-complex="9pt"/>
    </style:style>
    <style:style style:name="P39" style:parent-style-name="Geenafstand" style:family="paragraph">
      <style:paragraph-properties fo:line-height="115%" fo:margin-left="0.5in">
        <style:tab-stops/>
      </style:paragraph-properties>
      <style:text-properties style:font-name="Verdana" fo:font-size="9pt" style:font-size-asian="9pt" style:font-size-complex="9pt"/>
    </style:style>
    <style:style style:name="P40" style:parent-style-name="Geenafstand" style:list-style-name="LFO19" style:family="paragraph">
      <style:paragraph-properties fo:line-height="115%"/>
    </style:style>
    <style:style style:name="T41" style:parent-style-name="Standaardalinea-lettertype" style:family="text">
      <style:text-properties style:font-name="Verdana" fo:font-size="9pt" style:font-size-asian="9pt" style:font-size-complex="9pt"/>
    </style:style>
    <style:style style:name="T42" style:parent-style-name="Standaardalinea-lettertype" style:family="text">
      <style:text-properties style:font-name="Verdana" fo:font-style="italic" style:font-style-asian="italic" fo:font-size="9pt" style:font-size-asian="9pt" style:font-size-complex="9pt"/>
    </style:style>
    <style:style style:name="T43" style:parent-style-name="Standaardalinea-lettertype" style:family="text">
      <style:text-properties style:font-name="Verdana" fo:font-size="9pt" style:font-size-asian="9pt" style:font-size-complex="9pt"/>
    </style:style>
    <style:style style:name="T44" style:parent-style-name="Standaardalinea-lettertype" style:family="text">
      <style:text-properties style:font-name="Verdana" fo:font-weight="bold" style:font-weight-asian="bold" style:font-weight-complex="bold" fo:font-size="9pt" style:font-size-asian="9pt" style:font-size-complex="9pt"/>
    </style:style>
    <style:style style:name="T45" style:parent-style-name="Standaardalinea-lettertype" style:family="text">
      <style:text-properties style:font-name="Verdana" fo:font-weight="bold" style:font-weight-asian="bold" fo:font-size="9pt" style:font-size-asian="9pt" style:font-size-complex="9pt"/>
    </style:style>
    <style:style style:name="T46" style:parent-style-name="Standaardalinea-lettertype" style:family="text">
      <style:text-properties style:font-name="Verdana" fo:font-size="9pt" style:font-size-asian="9pt" style:font-size-complex="9pt"/>
    </style:style>
    <style:style style:name="P47" style:parent-style-name="Lijstalinea" style:family="paragraph">
      <style:paragraph-properties fo:line-height="115%"/>
    </style:style>
    <style:style style:name="P48" style:parent-style-name="Geenafstand" style:list-style-name="LFO19" style:family="paragraph">
      <style:paragraph-properties fo:line-height="115%"/>
      <style:text-properties style:font-name="Verdana" fo:font-size="9pt" style:font-size-asian="9pt" style:font-size-complex="9pt"/>
    </style:style>
    <style:style style:name="P49" style:parent-style-name="Lijstalinea" style:family="paragraph">
      <style:paragraph-properties fo:line-height="115%"/>
    </style:style>
    <style:style style:name="P50" style:parent-style-name="Lijstalinea" style:list-style-name="LFO15" style:family="paragraph">
      <style:paragraph-properties fo:line-height="115%"/>
    </style:style>
    <style:style style:name="T51" style:parent-style-name="Standaardalinea-lettertype" style:family="text">
      <style:text-properties fo:font-weight="bold" style:font-weight-asian="bold"/>
    </style:style>
    <style:style style:name="P52" style:parent-style-name="Lijstalinea" style:family="paragraph">
      <style:paragraph-properties fo:line-height="115%"/>
    </style:style>
    <style:style style:name="P53" style:parent-style-name="Lijstalinea" style:list-style-name="LFO15" style:family="paragraph">
      <style:paragraph-properties fo:line-height="115%"/>
    </style:style>
    <style:style style:name="T54" style:parent-style-name="Standaardalinea-lettertype" style:family="text">
      <style:text-properties fo:font-style="italic" style:font-style-asian="italic"/>
    </style:style>
    <style:style style:name="P55" style:parent-style-name="Lijstalinea" style:family="paragraph">
      <style:paragraph-properties fo:line-height="115%"/>
    </style:style>
    <style:style style:name="P56" style:parent-style-name="Geenafstand" style:list-style-name="LFO19" style:family="paragraph">
      <style:paragraph-properties fo:line-height="115%"/>
      <style:text-properties style:font-name="Verdana" fo:font-size="9pt" style:font-size-asian="9pt" style:font-size-complex="9pt"/>
    </style:style>
    <style:style style:name="P57" style:parent-style-name="Lijstalinea" style:list-style-name="LFO15" style:family="paragraph">
      <style:paragraph-properties fo:line-height="115%"/>
    </style:style>
    <style:style style:name="P58" style:parent-style-name="Lijstalinea" style:family="paragraph">
      <style:paragraph-properties fo:line-height="115%"/>
    </style:style>
    <style:style style:name="P59" style:parent-style-name="Lijstalinea" style:list-style-name="LFO15" style:family="paragraph">
      <style:paragraph-properties fo:line-height="115%"/>
    </style:style>
    <style:style style:name="P60" style:parent-style-name="Lijstalinea" style:family="paragraph">
      <style:paragraph-properties fo:line-height="115%"/>
    </style:style>
    <style:style style:name="P61" style:parent-style-name="Standaard" style:family="paragraph">
      <style:paragraph-properties fo:line-height="115%"/>
      <style:text-properties fo:font-size="12pt" style:font-size-asian="12pt"/>
    </style:style>
    <style:style style:name="P62" style:parent-style-name="Standaard" style:family="paragraph">
      <style:paragraph-properties fo:line-height="115%"/>
      <style:text-properties fo:font-size="12pt" style:font-size-asian="12pt"/>
    </style:style>
    <style:style style:name="P63" style:parent-style-name="Standaard" style:family="paragraph">
      <style:paragraph-properties fo:line-height="115%"/>
      <style:text-properties fo:font-size="12pt" style:font-size-asian="12pt"/>
    </style:style>
    <style:style style:name="P64" style:parent-style-name="Standaard" style:family="paragraph">
      <style:paragraph-properties fo:line-height="115%"/>
      <style:text-properties fo:font-size="12pt" style:font-size-asian="12pt"/>
    </style:style>
    <style:style style:name="P65" style:parent-style-name="Standaard" style:family="paragraph">
      <style:paragraph-properties fo:line-height="115%"/>
      <style:text-properties fo:font-size="12pt" style:font-size-asian="12pt"/>
    </style:style>
    <style:style style:name="P66" style:parent-style-name="Standaard" style:family="paragraph">
      <style:paragraph-properties fo:line-height="115%"/>
    </style:style>
    <style:style style:name="P67" style:parent-style-name="Lijstalinea" style:list-style-name="LFO16" style:family="paragraph">
      <style:paragraph-properties fo:line-height="115%"/>
      <style:text-properties fo:font-weight="bold" style:font-weight-asian="bold" fo:font-size="10pt" style:font-size-asian="10pt"/>
    </style:style>
    <style:style style:name="P68" style:parent-style-name="Standaard" style:family="paragraph">
      <style:paragraph-properties fo:line-height="115%"/>
      <style:text-properties fo:font-weight="bold" style:font-weight-asian="bold" fo:font-size="11pt" style:font-size-asian="11pt"/>
    </style:style>
    <style:style style:name="P69" style:parent-style-name="Lijstalinea" style:list-style-name="LFO17" style:family="paragraph">
      <style:paragraph-properties fo:line-height="115%" fo:margin-left="0.4923in">
        <style:tab-stops/>
      </style:paragraph-properties>
    </style:style>
    <style:style style:name="T70" style:parent-style-name="Standaardalinea-lettertype" style:family="text">
      <style:text-properties fo:font-style="italic" style:font-style-asian="italic"/>
    </style:style>
    <style:style style:name="P71" style:parent-style-name="Standaard" style:family="paragraph">
      <style:paragraph-properties fo:line-height="115%" fo:margin-left="0.2423in">
        <style:tab-stops/>
      </style:paragraph-properties>
    </style:style>
    <style:style style:name="P72" style:parent-style-name="Lijstalinea" style:list-style-name="LFO16" style:family="paragraph">
      <style:paragraph-properties fo:line-height="115%"/>
      <style:text-properties fo:font-weight="bold" style:font-weight-asian="bold" fo:font-size="10pt" style:font-size-asian="10pt"/>
    </style:style>
    <style:style style:name="P73" style:parent-style-name="Standaard" style:family="paragraph">
      <style:paragraph-properties fo:line-height="115%"/>
      <style:text-properties fo:font-weight="bold" style:font-weight-asian="bold" fo:font-size="10pt" style:font-size-asian="10pt"/>
    </style:style>
    <style:style style:name="P74" style:parent-style-name="Lijstalinea" style:list-style-name="LFO14" style:family="paragraph">
      <style:paragraph-properties fo:line-height="115%"/>
    </style:style>
    <style:style style:name="T75" style:parent-style-name="Standaardalinea-lettertype" style:family="text">
      <style:text-properties fo:font-style="italic" style:font-style-asian="italic"/>
    </style:style>
    <style:style style:name="T76" style:parent-style-name="Standaardalinea-lettertype" style:family="text">
      <style:text-properties fo:font-style="italic" style:font-style-asian="italic"/>
    </style:style>
    <style:style style:name="P77" style:parent-style-name="Lijstalinea" style:family="paragraph">
      <style:paragraph-properties fo:line-height="115%"/>
    </style:style>
    <style:style style:name="P78" style:parent-style-name="Lijstalinea" style:list-style-name="LFO14" style:family="paragraph">
      <style:paragraph-properties fo:line-height="115%"/>
    </style:style>
    <style:style style:name="T79" style:parent-style-name="Standaardalinea-lettertype" style:family="text">
      <style:text-properties fo:font-style="italic" style:font-style-asian="italic"/>
    </style:style>
    <style:style style:name="T80" style:parent-style-name="Standaardalinea-lettertype" style:family="text">
      <style:text-properties fo:font-style="italic" style:font-style-asian="italic"/>
    </style:style>
    <style:style style:name="P81" style:parent-style-name="Lijstalinea" style:family="paragraph">
      <style:paragraph-properties fo:line-height="115%"/>
    </style:style>
    <style:style style:name="P82" style:parent-style-name="Lijstalinea" style:list-style-name="LFO14" style:family="paragraph">
      <style:paragraph-properties fo:line-height="115%"/>
    </style:style>
    <style:style style:name="P83" style:parent-style-name="Lijstalinea" style:list-style-name="LFO14" style:family="paragraph">
      <style:paragraph-properties fo:line-height="115%"/>
    </style:style>
    <style:style style:name="T84" style:parent-style-name="Standaardalinea-lettertype" style:family="text">
      <style:text-properties style:font-style-complex="italic"/>
    </style:style>
    <style:style style:name="T85" style:parent-style-name="Standaardalinea-lettertype" style:family="text">
      <style:text-properties style:font-style-complex="italic"/>
    </style:style>
    <style:style style:name="P86" style:parent-style-name="Lijstalinea" style:family="paragraph">
      <style:paragraph-properties fo:line-height="115%"/>
    </style:style>
    <style:style style:name="P87" style:parent-style-name="Lijstalinea" style:list-style-name="LFO14" style:family="paragraph">
      <style:paragraph-properties fo:line-height="115%"/>
      <style:text-properties fo:font-weight="bold" style:font-weight-asian="bold" fo:font-size="10pt" style:font-size-asian="10pt"/>
    </style:style>
    <style:style style:name="P88" style:parent-style-name="Lijstalinea" style:family="paragraph">
      <style:paragraph-properties fo:line-height="115%"/>
    </style:style>
    <style:style style:name="P89" style:parent-style-name="Lijstalinea" style:list-style-name="LFO14" style:family="paragraph">
      <style:paragraph-properties fo:line-height="115%"/>
    </style:style>
    <style:style style:name="P90" style:parent-style-name="Lijstalinea" style:family="paragraph">
      <style:paragraph-properties fo:line-height="115%"/>
    </style:style>
    <style:style style:name="P91" style:parent-style-name="Lijstalinea" style:list-style-name="LFO14" style:family="paragraph">
      <style:paragraph-properties fo:line-height="115%"/>
    </style:style>
    <style:style style:name="T92" style:parent-style-name="Standaardalinea-lettertype" style:family="text">
      <style:text-properties fo:font-style="italic" style:font-style-asian="italic"/>
    </style:style>
    <style:style style:name="P93" style:parent-style-name="Geenafstand" style:list-style-name="LFO14" style:family="paragraph">
      <style:paragraph-properties fo:line-height="115%"/>
      <style:text-properties style:font-name="Verdana" fo:font-size="9pt" style:font-size-asian="9pt" style:font-size-complex="9pt"/>
    </style:style>
    <style:style style:name="P94" style:parent-style-name="Lijstalinea" style:family="paragraph">
      <style:paragraph-properties fo:line-height="115%"/>
    </style:style>
    <style:style style:name="P95" style:parent-style-name="Lijstalinea" style:list-style-name="LFO14" style:family="paragraph">
      <style:paragraph-properties fo:line-height="115%"/>
      <style:text-properties fo:font-weight="bold" style:font-weight-asian="bold" fo:font-size="10pt" style:font-size-asian="10pt"/>
    </style:style>
    <style:style style:name="P96" style:parent-style-name="Lijstalinea" style:family="paragraph">
      <style:paragraph-properties fo:line-height="115%"/>
    </style:style>
    <style:style style:name="P97" style:parent-style-name="Lijstalinea" style:list-style-name="LFO14" style:family="paragraph">
      <style:paragraph-properties fo:line-height="115%"/>
    </style:style>
    <style:style style:name="P98" style:parent-style-name="Lijstalinea" style:family="paragraph">
      <style:paragraph-properties fo:line-height="115%"/>
    </style:style>
    <style:style style:name="P99" style:parent-style-name="Lijstalinea" style:list-style-name="LFO14" style:family="paragraph">
      <style:paragraph-properties fo:line-height="115%"/>
    </style:style>
    <style:style style:name="T100" style:parent-style-name="Standaardalinea-lettertype" style:family="text">
      <style:text-properties fo:font-style="italic" style:font-style-asian="italic"/>
    </style:style>
    <style:style style:name="P101" style:parent-style-name="Lijstalinea" style:family="paragraph">
      <style:paragraph-properties fo:line-height="115%"/>
    </style:style>
    <style:style style:name="P102" style:parent-style-name="Lijstalinea" style:list-style-name="LFO14" style:family="paragraph">
      <style:paragraph-properties fo:line-height="115%"/>
      <style:text-properties fo:font-weight="bold" style:font-weight-asian="bold" fo:font-size="10pt" style:font-size-asian="10pt"/>
    </style:style>
    <style:style style:name="P103" style:parent-style-name="Lijstalinea" style:family="paragraph">
      <style:paragraph-properties fo:line-height="115%"/>
      <style:text-properties fo:font-weight="bold" style:font-weight-asian="bold" fo:font-size="10pt" style:font-size-asian="10pt"/>
    </style:style>
    <style:style style:name="P104" style:parent-style-name="Lijstalinea" style:list-style-name="LFO14" style:family="paragraph">
      <style:paragraph-properties fo:line-height="115%"/>
    </style:style>
    <style:style style:name="P105" style:parent-style-name="Lijstalinea" style:family="paragraph">
      <style:paragraph-properties fo:line-height="115%"/>
    </style:style>
    <style:style style:name="P106" style:parent-style-name="Lijstalinea" style:list-style-name="LFO14" style:family="paragraph">
      <style:paragraph-properties fo:line-height="115%"/>
    </style:style>
    <style:style style:name="P107" style:parent-style-name="Standaard" style:family="paragraph">
      <style:paragraph-properties fo:line-height="115%"/>
    </style:style>
    <style:style style:name="P108" style:parent-style-name="Lijstalinea" style:list-style-name="LFO14" style:family="paragraph">
      <style:paragraph-properties fo:line-height="115%"/>
    </style:style>
    <style:style style:name="P109" style:parent-style-name="Lijstalinea" style:list-style-name="LFO14" style:family="paragraph">
      <style:paragraph-properties fo:line-height="115%"/>
    </style:style>
    <style:style style:name="P110" style:parent-style-name="Lijstalinea" style:list-style-name="LFO15" style:family="paragraph">
      <style:paragraph-properties fo:line-height="115%"/>
    </style:style>
    <style:style style:name="P111" style:parent-style-name="Standaard" style:family="paragraph">
      <style:paragraph-properties fo:line-height="115%"/>
    </style:style>
    <style:style style:name="P112" style:parent-style-name="Standaard" style:family="paragraph">
      <style:paragraph-properties fo:line-height="115%"/>
    </style:style>
    <style:style style:name="P113" style:parent-style-name="Standaard" style:family="paragraph">
      <style:paragraph-properties fo:line-height="115%"/>
    </style:style>
    <style:style style:name="T114" style:parent-style-name="Standaardalinea-lettertype" style:family="text">
      <style:text-properties fo:language="de" fo:country="DE"/>
    </style:style>
    <style:style style:name="T115" style:parent-style-name="Standaardalinea-lettertype" style:family="text">
      <style:text-properties fo:language="de" fo:country="DE"/>
    </style:style>
    <style:style style:name="T116" style:parent-style-name="Standaardalinea-lettertype" style:family="text">
      <style:text-properties fo:language="de" fo:country="DE"/>
    </style:style>
    <style:style style:name="T117" style:parent-style-name="Standaardalinea-lettertype" style:family="text">
      <style:text-properties fo:language="de" fo:country="DE"/>
    </style:style>
    <style:style style:name="T118" style:parent-style-name="Standaardalinea-lettertype" style:family="text">
      <style:text-properties fo:language="de" fo:country="DE"/>
    </style:style>
    <style:style style:name="T119" style:parent-style-name="Standaardalinea-lettertype" style:family="text">
      <style:text-properties fo:language="de" fo:country="DE"/>
    </style:style>
    <style:style style:name="T120" style:parent-style-name="Standaardalinea-lettertype" style:family="text">
      <style:text-properties fo:language="de" fo:country="DE"/>
    </style:style>
    <style:style style:name="T121" style:parent-style-name="Standaardalinea-lettertype" style:family="text">
      <style:text-properties fo:font-style="italic" style:font-style-asian="italic" fo:language="de" fo:country="DE"/>
    </style:style>
    <style:style style:name="T122" style:parent-style-name="Standaardalinea-lettertype" style:family="text">
      <style:text-properties fo:language="de" fo:country="DE"/>
    </style:style>
    <style:style style:name="P123" style:parent-style-name="Standaard" style:family="paragraph">
      <style:paragraph-properties fo:line-height="115%"/>
    </style:style>
    <style:style style:name="T124" style:parent-style-name="Standaardalinea-lettertype" style:family="text">
      <style:text-properties fo:font-style="italic" style:font-style-asian="italic"/>
    </style:style>
    <style:style style:name="P125" style:parent-style-name="Standaard" style:family="paragraph">
      <style:paragraph-properties fo:line-height="115%"/>
    </style:style>
    <style:style style:name="P126" style:parent-style-name="Standaard" style:family="paragraph">
      <style:paragraph-properties fo:line-height="115%"/>
    </style:style>
    <style:style style:name="P127" style:parent-style-name="Standaard" style:family="paragraph">
      <style:paragraph-properties fo:line-height="115%"/>
    </style:style>
    <style:style style:name="P128" style:parent-style-name="Standaard" style:family="paragraph">
      <style:paragraph-properties fo:line-height="115%"/>
    </style:style>
    <style:style style:name="T129" style:parent-style-name="Standaardalinea-lettertype" style:family="text">
      <style:text-properties fo:font-style="italic" style:font-style-asian="italic"/>
    </style:style>
    <style:style style:name="P130" style:parent-style-name="Standaard" style:family="paragraph">
      <style:paragraph-properties fo:line-height="115%"/>
    </style:style>
    <style:style style:name="T131" style:parent-style-name="Standaardalinea-lettertype" style:family="text">
      <style:text-properties fo:font-style="italic" style:font-style-asian="italic"/>
    </style:style>
    <style:style style:name="P132" style:parent-style-name="Standaard" style:family="paragraph">
      <style:paragraph-properties fo:line-height="115%"/>
      <style:text-properties fo:font-weight="bold" style:font-weight-asian="bold" style:use-window-font-color="true" fo:font-size="12pt" style:font-size-asian="12pt" style:text-underline-type="single" style:text-underline-style="solid" style:text-underline-width="auto" style:text-underline-mode="continuous"/>
    </style:style>
  </office:automatic-styles>
  <office:body>
    <office:text text:use-soft-page-breaks="true">
      <text:p text:style-name="P1">&gt; Retouradres Postbus 20350 2500 EJ <text:s/>Den Haag</text:p>
      <text:p text:style-name="P3"/>
      <text:p text:style-name="P4"/>
      <text:p text:style-name="P5"/>
      <text:p text:style-name="P6"/>
      <text:p text:style-name="P7">Uitvoeringsovereenkomst bij een dienst van algemeen economisch belang (DAEB)<text:s/>de-minimis<text:s/>voor<text:s/>het verhuren van woonruimte aan jongeren in een geclusterde woonvorm die bestemd is voor bewoning door ouderen, bedoeld in de Subsidieregeling intergenerationeel wonen</text:p>
      <text:p text:style-name="P8"/>
      <text:p text:style-name="P9"/>
      <text:p text:style-name="P10">De ondergetekenden:</text:p>
      <text:p text:style-name="P11"/>
      <text:list text:style-name="LFO14" text:continue-numbering="true">
        <text:list-item>
          <text:p text:style-name="P12">De Staat der Nederlanden, waarvan de zetel is gevestigd te Den Haag, te dezen vertegenwoordigd door de Minister van Volksgezondheid, Welzijn en Sport (VWS), voor deze,<text:s/>M.I. Roelofs, Directeur directie Maatschappelijke Ondersteuning</text:p>
        </text:list-item>
      </text:list>
      <text:p text:style-name="P13">Hierna te noemen: de Staat,</text:p>
      <text:p text:style-name="P14"/>
      <text:p text:style-name="P15">en</text:p>
      <text:p text:style-name="P16"/>
      <text:list text:style-name="LFO14" text:continue-numbering="true">
        <text:list-item>
          <text:p text:style-name="P17">&lt;<text:span text:style-name="T18">Naam organisatie</text:span>&gt;</text:p>
        </text:list-item>
      </text:list>
      <text:p text:style-name="P19">(Statutair) gevestigd te &lt;<text:span text:style-name="T20">woonplaats</text:span>&gt;,</text:p>
      <text:p text:style-name="P21">Te dezen vertegenwoordigd door &lt;<text:span text:style-name="T22">naam</text:span>&gt;, &lt;<text:span text:style-name="T23">functie</text:span>&gt;</text:p>
      <text:p text:style-name="P24">Hierna te noemen: &lt;<text:span text:style-name="T25">verkorte naam</text:span>&gt;</text:p>
      <text:p text:style-name="P26"/>
      <text:p text:style-name="P27">Hierna partijen uit sub 1 en 2 gezamenlijk te noemen: Partijen</text:p>
      <text:p text:style-name="P28"/>
      <text:p text:style-name="P29"/>
      <text:p text:style-name="P30">Overwegende dat:</text:p>
      <text:p text:style-name="P31"/>
      <text:list text:style-name="LFO19" text:continue-numbering="true">
        <text:list-item>
          <text:p text:style-name="P32">de Staat het van algemeen belang acht dat ouderen langer vitaal thuis kunnen<text:s/>blijven wonen;</text:p>
        </text:list-item>
      </text:list>
      <text:p text:style-name="P33"/>
      <text:list text:style-name="LFO19" text:continue-numbering="true">
        <text:list-item>
          <text:p text:style-name="P34">het toenemend aantal ouderen daarbij om creatieve oplossingen vraagt;</text:p>
        </text:list-item>
      </text:list>
      <text:p text:style-name="Lijstalinea"/>
      <text:list text:style-name="LFO19" text:continue-numbering="true">
        <text:list-item>
          <text:p text:style-name="P35">dat dit kan mede worden bereikt door het samen wonen van jong en oud – dit draagt bij aan cohesie en sociale interactie;</text:p>
        </text:list-item>
      </text:list>
      <text:p text:style-name="Lijstalinea"/>
      <text:list text:style-name="LFO19" text:continue-numbering="true">
        <text:list-item>
          <text:p text:style-name="P36">het wonen van jongeren in geclusterde woonvormen bestemd voor bewoning door ouderen daarom van belang is;</text:p>
        </text:list-item>
      </text:list>
      <text:p text:style-name="Lijstalinea"/>
      <text:list text:style-name="LFO19" text:continue-numbering="true">
        <text:list-item>
          <text:p text:style-name="P37">het van belang is dat de jongeren, gezien hun maatschappelijke positie, betaalbaar een woonruimte in een geclusterde woonvorm bestemd voor ouderen kunnen betrekken;</text:p>
        </text:list-item>
      </text:list>
      <text:p text:style-name="Lijstalinea"/>
      <text:list text:style-name="LFO19" text:continue-numbering="true">
        <text:list-item>
          <text:p text:style-name="P38">de jongeren bij hun rol in de cohesie en sociale interactie een beroep moeten kunnen doen op een voldoende bekwame begeleider;</text:p>
        </text:list-item>
      </text:list>
      <text:p text:style-name="P39"/>
      <text:list text:style-name="LFO19" text:continue-numbering="true">
        <text:list-item>
          <text:p text:style-name="P40"><text:span text:style-name="T41">het verhuren van woonruimte in de zin van de Subsidieregeling Intergenerationeel wonen</text:span><text:span text:style-name="T42"><text:s/></text:span><text:span text:style-name="T43">(hierna: “</text:span><text:span text:style-name="T44">de<text:s/></text:span><text:span text:style-name="T45">Dienstverlening</text:span><text:span text:style-name="T46">”) dient het algemeen belang;<text:s/></text:span></text:p>
        </text:list-item>
      </text:list>
      <text:p text:style-name="P47"/>
      <text:list text:style-name="LFO19" text:continue-numbering="true">
        <text:list-item>
          <text:p text:style-name="P48">zonder overheidsoptreden pakt de markt dit niet of niet tegen maatschappelijk aanvaardbare voorwaarden op, omdat het kostbaar is voor een verhuurder van woonruimtes in geclusterde woonvormen bestemd voor ouderen, om deze woonruimtes tevens beschikbaar te stellen voor jongeren. Voor de jongere moet het betaalbaar zijn en is het van belang dat de jongere begeleiding ontvangt bij intergenerationeel wonen. Deze extra ondersteuning draagt bij aan de veiligheid van de jongere<text:s/>en aan het invullen van de bijdrage die de jongere levert ten behoeve van de versterking van cohesie en sociale interactie. Gezien de kosten is het voor verhuurders niet commercieel interessant om dit op te pakken. Ten aanzien van de<text:s/>enkele<text:s/>bestaande<text:s/>initiatieven is het daarbij van belang dat deze conform deze maatschappelijk aanvaardbare voorwaarden, indien nodig worden geconformeerd, en<text:s/>dat deze worden<text:s/>voortgezet;<text:s/></text:p>
        </text:list-item>
      </text:list>
      <text:p text:style-name="P49"/>
      <text:list text:style-name="LFO15" text:continue-numbering="true">
        <text:list-item>
          <text:p text:style-name="P50">het daarom<text:s/>noodzakelijk<text:s/>is de Dienstverlening aan te merken als een dienst van algemeen economisch belang in de zin van artikel 106, tweede lid, van het Verdrag betreffende de werking van de Europese Unie (VWEU) (hierna: “<text:span text:style-name="T51">DAEB</text:span>”);</text:p>
        </text:list-item>
      </text:list>
      <text:p text:style-name="P52"/>
      <text:list text:style-name="LFO15" text:continue-numbering="true">
        <text:list-item>
          <text:p text:style-name="P53">de Staat wenst &lt;<text:span text:style-name="T54">verkorte naam partij 2</text:span>&gt; te belasten met de uitvoering van de DAEB;</text:p>
        </text:list-item>
      </text:list>
      <text:p text:style-name="P55"/>
      <text:list text:style-name="LFO19" text:continue-numbering="true">
        <text:list-item>
          <text:p text:style-name="P56">compensatie ter uitvoering van de DAEB wordt gegeven in de vorm van een subsidie vanuit de Staat, indien aan de voorwaarden<text:s/>en verplichtingen<text:s/>voor subsidieverstrekking wordt voldaan;<text:line-break/></text:p>
        </text:list-item>
      </text:list>
      <text:list text:style-name="LFO15" text:continue-numbering="true">
        <text:list-item>
          <text:p text:style-name="P57">de subsidieontvanger de DAEB de-minimisverklaring heeft ondertekend;</text:p>
        </text:list-item>
      </text:list>
      <text:p text:style-name="P58"/>
      <text:list text:style-name="LFO15" text:continue-numbering="true">
        <text:list-item>
          <text:p text:style-name="P59">door toepassing te geven aan<text:s/>Verordening (EU) 2023/2832 van de Commissie van 13 december 2023 betreffende de toepassing van de artikelen 107 en 108 van het Verdrag betreffende de werking van de Europese Unie op de-minimissteun verleend aan diensten van algemeen economisch belang verrichtende ondernemingen<text:s/>(DAEB de-minimisverordening), de compensatie voor het verrichten van deze DAEB – nu deze onder het plafond van €<text:s/>750.000,- over een periode van drie belastingjaren blijft – niet aan alle criteria van artikel 107, eerste lid, van het VWEU voldoet.</text:p>
        </text:list-item>
      </text:list>
      <text:p text:style-name="P60"/>
      <text:p text:style-name="P61"/>
      <text:p text:style-name="P62"/>
      <text:p text:style-name="P63"/>
      <text:p text:style-name="P64"/>
      <text:soft-page-break/>
      <text:p text:style-name="P65">Komen overeen:</text:p>
      <text:p text:style-name="P66"/>
      <text:list text:style-name="LFO16" text:continue-numbering="true">
        <text:list-item>
          <text:p text:style-name="P67">Aanwijzing Dienstverlening als DAEB</text:p>
        </text:list-item>
      </text:list>
      <text:p text:style-name="P68"/>
      <text:list text:style-name="LFO17" text:continue-numbering="true">
        <text:list-item>
          <text:list>
            <text:list-item>
              <text:p text:style-name="P69">De Staat<text:s/>heeft in de Subsidieregeling intergenerationeel wonen<text:s/>waarmee de compensatie voor het uitvoeren van de Dienstverlening aan &lt;<text:span text:style-name="T70">verkorte naam partij 2</text:span>&gt;<text:s/>kan worden<text:s/>toegekend, tevens de Dienstverlening aangewezen<text:s/>als DAEB.</text:p>
            </text:list-item>
          </text:list>
        </text:list-item>
      </text:list>
      <text:p text:style-name="P71"/>
      <text:list text:style-name="LFO16" text:continue-numbering="true">
        <text:list-item>
          <text:p text:style-name="P72">Voorwerp van de Overeenkomst</text:p>
        </text:list-item>
      </text:list>
      <text:p text:style-name="P73"/>
      <text:list text:style-name="LFO14" text:continue-numbering="true">
        <text:list-item>
          <text:list>
            <text:list-item>
              <text:p text:style-name="P74">De Staat belast &lt;<text:span text:style-name="T75">verkorte naam partij 2</text:span>&gt; met, en &lt;<text:span text:style-name="T76">verkorte naam partij 2</text:span>&gt; neemt op zich, de inspanningsverplichting<text:s/>tot het verrichten van de Dienstverlening die als DAEB wordt aangemerkt.</text:p>
            </text:list-item>
          </text:list>
        </text:list-item>
      </text:list>
      <text:p text:style-name="P77"/>
      <text:list text:style-name="LFO14" text:continue-numbering="true">
        <text:list-item>
          <text:list>
            <text:list-item>
              <text:p text:style-name="P78">&lt;<text:span text:style-name="T79">verkorte naam partij 2</text:span>&gt; geeft uitvoering aan deze verplichting door de Dienstverlening te verrichten waarvoor<text:s/><text:bookmark-start text:name="_Hlk139458424"/>&lt;<text:span text:style-name="T80">verkorte naam partij 2</text:span>&gt;<text:bookmark-end text:name="_Hlk139458424"/><text:s/>de Minister van Volksgezondheid, Welzijn en Sport<text:s/>een subsidie verstrekt, indien aan de voorwaarden<text:s/>en verplichtingen<text:s/>voor subsidieverstrekking wordt voldaan.</text:p>
            </text:list-item>
          </text:list>
        </text:list-item>
      </text:list>
      <text:p text:style-name="P81"/>
      <text:list text:style-name="LFO14" text:continue-numbering="true">
        <text:list-item>
          <text:list>
            <text:list-item>
              <text:p text:style-name="P82">De uitvoering van deze Overeenkomst laat de (publiekrechtelijke) bevoegdheden en verplichtingen van beide Partijen onverlet.</text:p>
            </text:list-item>
          </text:list>
        </text:list-item>
      </text:list>
      <text:p text:style-name="Lijstalinea"/>
      <text:list text:style-name="LFO14" text:continue-numbering="true">
        <text:list-item>
          <text:list>
            <text:list-item>
              <text:p text:style-name="P83">Indien ter compensatie voor het uitvoeren van de DAEB subsidie wordt verstrekt, bevat het<text:s/>subsidiebesluit en<text:s/>de van toepassing zijnde<text:s/>Subsidieregeling<text:span text:style-name="T84"><text:s/></text:span><text:span text:style-name="T85">intergenerationeel wonen<text:s/></text:span>een mechanisme om overcompensatie te voorkomen.</text:p>
            </text:list-item>
          </text:list>
        </text:list-item>
      </text:list>
      <text:p text:style-name="P86"/>
      <text:list text:style-name="LFO14" text:continue-numbering="true">
        <text:list-item>
          <text:p text:style-name="P87">Inwerkingtreding en duur van de Overeenkomst</text:p>
        </text:list-item>
      </text:list>
      <text:p text:style-name="P88"/>
      <text:list text:style-name="LFO14" text:continue-numbering="true">
        <text:list-item>
          <text:list>
            <text:list-item>
              <text:p text:style-name="P89">Deze Overeenkomst treedt in werking na ondertekening door Partijen.</text:p>
            </text:list-item>
          </text:list>
        </text:list-item>
      </text:list>
      <text:p text:style-name="P90"/>
      <text:list text:style-name="LFO14" text:continue-numbering="true">
        <text:list-item>
          <text:list>
            <text:list-item>
              <text:p text:style-name="P91">De<text:s/>Dienstverlening wordt verricht gedurende de periode dat<text:s/>&lt;<text:span text:style-name="T92">verkorte naam partij 2</text:span>&gt;<text:s/>een subsidie ontvangt uit hoofde van de Subsidieregeling intergenerationeel wonen.</text:p>
            </text:list-item>
          </text:list>
        </text:list-item>
      </text:list>
      <text:p text:style-name="Lijstalinea"/>
      <text:list text:style-name="LFO14" text:continue-numbering="true">
        <text:list-item>
          <text:list>
            <text:list-item>
              <text:p text:style-name="P93">Indien de subsidie ter compensatie voor het uitvoeren van de DAEB wordt verlengd, dan wordt ook deze Overeenkomst verlengd tot een maximale periode van vijf jaar, mits de Dienstverlening onder dezelfde voorwaarden uitgevoerd blijft worden.</text:p>
            </text:list-item>
          </text:list>
        </text:list-item>
      </text:list>
      <text:p text:style-name="P94"/>
      <text:list text:style-name="LFO14" text:continue-numbering="true">
        <text:list-item>
          <text:p text:style-name="P95">Contactpersonen</text:p>
        </text:list-item>
      </text:list>
      <text:p text:style-name="P96"/>
      <text:list text:style-name="LFO14" text:continue-numbering="true">
        <text:list-item>
          <text:list>
            <text:list-item>
              <text:p text:style-name="P97">Contactpersoon voor de Staat is<text:s/>M.I. Roelofs.</text:p>
            </text:list-item>
          </text:list>
        </text:list-item>
      </text:list>
      <text:p text:style-name="P98"/>
      <text:list text:style-name="LFO14" text:continue-numbering="true">
        <text:list-item>
          <text:list>
            <text:list-item>
              <text:p text:style-name="P99">Contactpersoon voor &lt;<text:span text:style-name="T100">verkorte naam partij 2</text:span>&gt; is …………………….</text:p>
            </text:list-item>
          </text:list>
        </text:list-item>
      </text:list>
      <text:p text:style-name="P101"/>
      <text:list text:style-name="LFO14" text:continue-numbering="true">
        <text:list-item>
          <text:p text:style-name="P102">Slotbepalingen</text:p>
        </text:list-item>
      </text:list>
      <text:p text:style-name="P103"/>
      <text:list text:style-name="LFO14" text:continue-numbering="true">
        <text:list-item>
          <text:list>
            <text:list-item>
              <text:p text:style-name="P104">Afwijkingen van deze Overeenkomst zijn slechts bindend voor zover zij uitdrukkelijk tussen Partijen schriftelijk zijn overeenkomen.</text:p>
            </text:list-item>
          </text:list>
        </text:list-item>
      </text:list>
      <text:p text:style-name="P105"/>
      <text:list text:style-name="LFO14" text:continue-numbering="true">
        <text:list-item>
          <text:list>
            <text:list-item>
              <text:p text:style-name="P106">Door ondertekening van deze Overeenkomst vervallen alle eventueel eerder door Partijen gemaakte mondelinge en schriftelijke afspraken omtrent<text:s/>de hierbij overeengekomen DAEB.</text:p>
            </text:list-item>
          </text:list>
        </text:list-item>
      </text:list>
      <text:p text:style-name="P107"/>
      <text:list text:style-name="LFO14" text:continue-numbering="true">
        <text:list-item>
          <text:list>
            <text:list-item>
              <text:p text:style-name="P108">Op deze Overeenkomst is Nederlands recht van toepassing. Geschillen in verband met of voortvloeiende uit deze overeenkomst zullen Partijen voorleggen aan de bevoegde rechter te Den Haag.</text:p>
            </text:list-item>
          </text:list>
        </text:list-item>
      </text:list>
      <text:p text:style-name="Lijstalinea"/>
      <text:list text:style-name="LFO14" text:continue-numbering="true">
        <text:list-item>
          <text:list>
            <text:list-item>
              <text:p text:style-name="P109">De navolgende documenten maken integraal onderdeel uit van deze Overeenkomst en zijn als bijlage bij deze Overeenkomst gevoegd:</text:p>
            </text:list-item>
          </text:list>
        </text:list-item>
      </text:list>
      <text:list text:style-name="LFO15" text:continue-numbering="true">
        <text:list-item>
          <text:list>
            <text:list-item>
              <text:p text:style-name="P110">Bijlage 1. DAEB de-minimisverklaring.</text:p>
            </text:list-item>
          </text:list>
        </text:list-item>
      </text:list>
      <text:p text:style-name="P111"/>
      <text:p text:style-name="P112"/>
      <text:p text:style-name="P113"><text:span text:style-name="T114">Den Haag, datum:</text:span><text:span text:style-name="T115"><text:tab/></text:span><text:span text:style-name="T116"><text:tab/></text:span><text:span text:style-name="T117"><text:tab/></text:span><text:span text:style-name="T118"><text:tab/></text:span><text:span text:style-name="T119"><text:tab/></text:span><text:span text:style-name="T120"><text:tab/>&lt;</text:span><text:span text:style-name="T121">Plaats</text:span><text:span text:style-name="T122">&gt;, datum:</text:span></text:p>
      <text:p text:style-name="P123">De Staat,<text:tab/><text:tab/><text:tab/><text:tab/><text:tab/><text:tab/><text:tab/>&lt;<text:span text:style-name="T124">Naam organisatie</text:span>&gt;</text:p>
      <text:p text:style-name="P125"/>
      <text:p text:style-name="P126"/>
      <text:p text:style-name="P127"/>
      <text:p text:style-name="P128">M.I. Roelofs<text:tab/><text:tab/><text:tab/><text:tab/><text:tab/><text:tab/><text:tab/><text:bookmark-start text:name="_Hlk139039245"/>&lt;<text:span text:style-name="T129">Naam ondertekenaar</text:span>&gt;<text:bookmark-end text:name="_Hlk139039245"/></text:p>
      <text:p text:style-name="P130">Directeur, directie maatschappelijke ondersteuning<text:tab/><text:tab/><text:bookmark-start text:name="_Hlk139039266"/>&lt;<text:span text:style-name="T131">Functie ondertekenaar</text:span>&gt;<text:bookmark-end text:name="_Hlk139039266"/></text:p>
      <text:p text:style-name="P132"/>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DejaVu Sans" svg:font-family="DejaVu Sans" style:font-family-generic="swiss" style:font-pitch="variable"/>
    <style:font-face style:name="Lohit Hindi" svg:font-family="Lohit Hindi" style:font-family-generic="system"/>
    <style:font-face style:name="Verdana" svg:font-family="Verdana" style:font-family-generic="swiss" style:font-pitch="variable" svg:panose-1="2 11 6 4 3 5 4 4 2 4"/>
    <style:font-face style:name="Calibri" svg:font-family="Calibri" style:font-family-generic="swiss" style:font-pitch="variable" svg:panose-1="2 15 5 2 2 2 4 3 2 4"/>
    <style:font-face style:name="RijksoverheidSerif" svg:font-family="RijksoverheidSerif" style:font-family-generic="system" style:font-pitch="variable" svg:panose-1="2 0 5 6 6 0 0 2 0 4"/>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16in"/>
      <style:text-properties style:font-name="Times New Roman" style:font-name-asian="DejaVu Sans" style:font-name-complex="Lohit Hind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nl" fo:country="NL" style:language-asian="nl" style:country-asian="NL" style:language-complex="ar" style:country-complex="SA" style:text-combine="none" fo:hyphenate="true"/>
    </style:default-style>
    <style:style style:name="Standaard" style:display-name="Standaard" style:family="paragraph">
      <style:paragraph-properties fo:line-height="0.1666in"/>
      <style:text-properties style:font-name="Verdana" fo:color="#000000" fo:font-size="9pt" style:font-size-asian="9pt" style:font-size-complex="9pt" fo:hyphenate="false"/>
    </style:style>
    <style:style style:name="Standaardalinea-lettertype" style:display-name="Standaardalinea-lettertype" style:family="text"/>
    <style:style style:name="MarginlessContainer" style:display-name="Marginless Container" style:family="paragraph">
      <style:text-properties fo:hyphenate="false"/>
    </style:style>
    <style:style style:name="CIBGAdviesaanvraagLijst" style:display-name="CIBG Adviesaanvraag Lijst" style:family="paragraph" style:parent-style-name="Standaard" style:next-style-name="Standaard">
      <style:paragraph-properties fo:margin-bottom="0.0416in"/>
      <style:text-properties fo:font-weight="bold" style:font-weight-asian="bold" fo:hyphenate="false"/>
    </style:style>
    <style:style style:name="CIBGAdviesaanvraagLijstKop1" style:display-name="CIBG Adviesaanvraag Lijst Kop 1" style:family="paragraph" style:parent-style-name="Standaard" style:next-style-name="Standaard" style:list-style-name="LFO1">
      <style:paragraph-properties fo:margin-bottom="0.0416in"/>
      <style:text-properties fo:font-weight="bold" style:font-weight-asian="bold" fo:hyphenate="false"/>
    </style:style>
    <style:style style:name="CIBGAdviesaanvraagLijstKop2" style:display-name="CIBG Adviesaanvraag Lijst Kop 2" style:family="paragraph" style:parent-style-name="Standaard" style:next-style-name="Standaard" style:list-style-name="LFO1">
      <style:paragraph-properties fo:margin-bottom="0.0416in"/>
      <style:text-properties fo:font-weight="bold" style:font-weight-asian="bold" fo:hyphenate="false"/>
    </style:style>
    <style:style style:name="CIBGAdviesaanvraagondertekening" style:display-name="CIBG Adviesaanvraag ondertekening" style:family="paragraph" style:parent-style-name="Standaard" style:next-style-name="Standaard">
      <style:paragraph-properties fo:margin-top="0.1666in"/>
      <style:text-properties fo:hyphenate="false"/>
    </style:style>
    <style:style style:name="CIBGBezwaarschriftenbrief" style:display-name="CIBG Bezwaarschriftenbrief" style:family="paragraph" style:parent-style-name="Standaard" style:next-style-name="Standaard">
      <style:paragraph-properties fo:line-height="0.125in"/>
      <style:text-properties fo:font-style="italic" style:font-style-asian="italic" fo:font-size="7pt" style:font-size-asian="7pt" style:font-size-complex="7pt" fo:hyphenate="false"/>
    </style:style>
    <style:style style:name="CIBGBezwaarschriftenbriefV35" style:display-name="CIBG Bezwaarschriftenbrief V3;5" style:family="paragraph" style:parent-style-name="Standaard" style:next-style-name="Standaard">
      <style:paragraph-properties fo:line-height="0.0486in"/>
      <style:text-properties fo:font-style="italic" style:font-style-asian="italic" fo:font-size="7pt" style:font-size-asian="7pt" style:font-size-complex="7pt" fo:hyphenate="false"/>
    </style:style>
    <style:style style:name="CIBGVoorlegmemo" style:display-name="CIBG Voorlegmemo" style:family="paragraph" style:parent-style-name="Standaard" style:next-style-name="Standaard">
      <style:text-properties fo:color="#EF0A0A" fo:hyphenate="false"/>
    </style:style>
    <style:style style:name="CIBGVoorlegmemoitalicV10" style:display-name="CIBG Voorlegmemo italic V10" style:family="paragraph" style:parent-style-name="Standaard" style:next-style-name="Standaard">
      <style:text-properties fo:font-style="italic" style:font-style-asian="italic" fo:font-size="10pt" style:font-size-asian="10pt" style:font-size-complex="10pt" fo:hyphenate="false"/>
    </style:style>
    <style:style style:name="CIBGVoorlegmemoTitel" style:display-name="CIBG Voorlegmemo Titel" style:family="paragraph" style:parent-style-name="Standaard" style:next-style-name="Standaard">
      <style:paragraph-properties fo:line-height="0.3472in"/>
      <style:text-properties fo:font-size="24pt" style:font-size-asian="24pt" style:font-size-complex="24pt" fo:hyphenate="false"/>
    </style:style>
    <style:style style:name="CIBG_Afzendgegevens_bold_italic_6.5" style:display-name="CIBG_Afzendgegevens_bold_italic_6.5" style:family="paragraph" style:parent-style-name="Standaard" style:next-style-name="Standaard">
      <style:text-properties fo:font-weight="bold" style:font-weight-asian="bold" fo:font-style="italic" style:font-style-asian="italic" fo:font-size="6.5pt" style:font-size-asian="6.5pt" style:font-size-complex="6.5pt" fo:hyphenate="false"/>
    </style:style>
    <style:style style:name="CIBG_Documentnaamv14vet" style:display-name="CIBG_Documentnaam v14 vet" style:family="paragraph" style:parent-style-name="Standaard" style:next-style-name="Standaard">
      <style:paragraph-properties fo:margin-top="0.0416in"/>
      <style:text-properties fo:font-weight="bold" style:font-weight-asian="bold" fo:font-size="14pt" style:font-size-asian="14pt" style:font-size-complex="14pt" fo:hyphenate="false"/>
    </style:style>
    <style:style style:name="CommunicatieLijst" style:display-name="Communicatie Lijst" style:family="paragraph" style:parent-style-name="Standaard" style:next-style-name="Standaard">
      <style:text-properties fo:hyphenate="false"/>
    </style:style>
    <style:style style:name="Communicatieopsommingkop1" style:display-name="Communicatie opsomming kop 1" style:family="paragraph" style:parent-style-name="Standaard" style:next-style-name="Standaard" style:list-style-name="LFO2">
      <style:text-properties fo:hyphenate="false"/>
    </style:style>
    <style:style style:name="Communicatieopsommingkop2" style:display-name="Communicatie opsomming kop 2" style:family="paragraph" style:parent-style-name="Standaard" style:next-style-name="Standaard" style:list-style-name="LFO2">
      <style:text-properties fo:hyphenate="false"/>
    </style:style>
    <style:style style:name="Huisstijl-Colofon" style:display-name="Huisstijl - Colofon" style:family="paragraph" style:parent-style-name="Standaard" style:next-style-name="Standaard" style:list-style-name="LFO3">
      <style:paragraph-properties fo:margin-bottom="0.5138in" fo:margin-left="-0.7777in">
        <style:tab-stops>
          <style:tab-stop style:type="left" style:position="0.7777in"/>
        </style:tab-stops>
      </style:paragraph-properties>
      <style:text-properties fo:font-size="12pt" style:font-size-asian="12pt" style:font-size-complex="12pt" fo:hyphenate="false"/>
    </style:style>
    <style:style style:name="Huisstijl-Extrasubtitel" style:display-name="Huisstijl - Extra subtitel" style:family="paragraph" style:parent-style-name="Standaard" style:next-style-name="Standaard">
      <style:paragraph-properties fo:margin-top="0.0416in" fo:margin-bottom="0.2083in"/>
      <style:text-properties fo:font-size="12pt" style:font-size-asian="12pt" style:font-size-complex="12pt" fo:hyphenate="false"/>
    </style:style>
    <style:style style:name="Huisstijl-Inhoudsopgavekop" style:display-name="Huisstijl - Inhoudsopgave kop" style:family="paragraph" style:parent-style-name="Standaard" style:next-style-name="Standaard">
      <style:paragraph-properties fo:margin-bottom="0.5in" fo:line-height="0.2083in"/>
      <style:text-properties fo:hyphenate="false"/>
    </style:style>
    <style:style style:name="Huisstijl-Kop1" style:display-name="Huisstijl - Kop 1" style:family="paragraph" style:parent-style-name="Standaard" style:next-style-name="Standaard" style:list-style-name="LFO4">
      <style:paragraph-properties fo:margin-bottom="0.5in" fo:line-height="0.2083in" fo:margin-left="-0.7777in">
        <style:tab-stops>
          <style:tab-stop style:type="left" style:position="0.7777in"/>
        </style:tab-stops>
      </style:paragraph-properties>
      <style:text-properties fo:font-size="12pt" style:font-size-asian="12pt" style:font-size-complex="12pt" fo:hyphenate="false"/>
    </style:style>
    <style:style style:name="Huisstijl-Kop2" style:display-name="Huisstijl - Kop 2" style:family="paragraph" style:parent-style-name="Standaard" style:next-style-name="Standaard" style:list-style-name="LFO4">
      <style:paragraph-properties fo:margin-top="0.1666in" fo:margin-left="-0.7777in">
        <style:tab-stops>
          <style:tab-stop style:type="left" style:position="0.7777in"/>
        </style:tab-stops>
      </style:paragraph-properties>
      <style:text-properties fo:font-weight="bold" style:font-weight-asian="bold" fo:hyphenate="false"/>
    </style:style>
    <style:style style:name="Huisstijl-Kop3" style:display-name="Huisstijl - Kop 3" style:family="paragraph" style:parent-style-name="Standaard" style:next-style-name="Standaard" style:list-style-name="LFO4">
      <style:paragraph-properties fo:margin-top="0.1666in" fo:margin-left="-0.7777in">
        <style:tab-stops>
          <style:tab-stop style:type="left" style:position="0.7777in"/>
        </style:tab-stops>
      </style:paragraph-properties>
      <style:text-properties fo:font-style="italic" style:font-style-asian="italic" fo:hyphenate="false"/>
    </style:style>
    <style:style style:name="Huisstijl-Kop4" style:display-name="Huisstijl - Kop 4" style:family="paragraph" style:parent-style-name="Standaard" style:next-style-name="Standaard" style:list-style-name="LFO4">
      <style:paragraph-properties fo:margin-top="0.1666in" fo:margin-left="-0.7777in">
        <style:tab-stops>
          <style:tab-stop style:type="left" style:position="0.7777in"/>
        </style:tab-stops>
      </style:paragraph-properties>
      <style:text-properties fo:hyphenate="false"/>
    </style:style>
    <style:style style:name="Huisstijl-Subtitel" style:display-name="Huisstijl - Subtitel" style:family="paragraph" style:parent-style-name="Standaard" style:next-style-name="Standaard">
      <style:paragraph-properties fo:margin-top="0.1666in" fo:margin-bottom="0.25in"/>
      <style:text-properties fo:font-size="12pt" style:font-size-asian="12pt" style:font-size-complex="12pt" fo:hyphenate="false"/>
    </style:style>
    <style:style style:name="Huisstijl-TitelDocumentnaam" style:display-name="Huisstijl - Titel Documentnaam" style:family="paragraph" style:parent-style-name="Standaard" style:next-style-name="Standaard">
      <style:paragraph-properties fo:margin-top="0.0416in" fo:margin-bottom="0.2083in"/>
      <style:text-properties fo:font-size="12pt" style:font-size-asian="12pt" style:font-size-complex="12pt" fo:hyphenate="false"/>
    </style:style>
    <style:style style:name="Huisstijl-Versie" style:display-name="Huisstijl - Versie" style:family="paragraph" style:parent-style-name="Standaard" style:next-style-name="Standaard">
      <style:paragraph-properties fo:margin-top="0.0416in" fo:margin-bottom="0.25in"/>
      <style:text-properties fo:hyphenate="false"/>
    </style:style>
    <style:style style:name="HuisstijlInhoudsopgavecolofoneninleiding" style:display-name="Huisstijl Inhoudsopgave colofon en inleiding" style:family="paragraph" style:parent-style-name="Standaard" style:next-style-name="Standaard">
      <style:text-properties fo:hyphenate="false"/>
    </style:style>
    <style:style style:name="Huisstijlnummering" style:display-name="Huisstijl nummering" style:family="paragraph" style:parent-style-name="Standaard" style:next-style-name="Standaard">
      <style:paragraph-properties fo:margin-left="-0.7777in">
        <style:tab-stops>
          <style:tab-stop style:type="left" style:position="0.7777in"/>
        </style:tab-stops>
      </style:paragraph-properties>
      <style:text-properties fo:hyphenate="false"/>
    </style:style>
    <style:style style:name="IGJAgenda" style:display-name="IGJ Agenda" style:family="paragraph" style:parent-style-name="Standaard" style:next-style-name="Standaard">
      <style:text-properties fo:hyphenate="false"/>
    </style:style>
    <style:style style:name="IGJMinuteVerdana7" style:display-name="IGJ Minute Verdana 7" style:family="paragraph" style:parent-style-name="Standaard" style:next-style-name="Standaard">
      <style:text-properties fo:font-size="7pt" style:font-size-asian="7pt" style:font-size-complex="7pt" fo:hyphenate="false"/>
    </style:style>
    <style:style style:name="IGJNotaterbesluitvorming" style:display-name="IGJ Nota ter besluitvorming" style:family="paragraph" style:parent-style-name="Standaard" style:next-style-name="Standaard" style:list-style-name="LFO6">
      <style:text-properties fo:hyphenate="false"/>
    </style:style>
    <style:style style:name="IGJNotaterbesluitvorming-" style:display-name="IGJ Nota ter besluitvorming -" style:family="paragraph" style:parent-style-name="Standaard" style:next-style-name="Standaard" style:list-style-name="LFO6">
      <style:text-properties fo:hyphenate="false"/>
    </style:style>
    <style:style style:name="IGJNotaterbesluitvorminglijst" style:display-name="IGJ Nota ter besluitvorming lijst" style:family="paragraph" style:parent-style-name="Standaard" style:next-style-name="Standaard">
      <style:text-properties fo:hyphenate="false"/>
    </style:style>
    <style:style style:name="IGJVerdana9boldv12" style:display-name="IGJ Verdana 9 bold v12" style:family="paragraph" style:parent-style-name="Standaard" style:next-style-name="Standaard" style:list-style-name="LFO5">
      <style:paragraph-properties fo:margin-top="0.1666in"/>
      <style:text-properties fo:font-weight="bold" style:font-weight-asian="bold" fo:hyphenate="false"/>
    </style:style>
    <style:style style:name="IGJVoorhang" style:display-name="IGJ Voorhang" style:family="paragraph" style:parent-style-name="Standaard" style:next-style-name="Standaard">
      <style:text-properties fo:hyphenate="false"/>
    </style:style>
    <style:style style:name="IGJVoorhangv7" style:display-name="IGJ Voorhang v7" style:family="paragraph" style:parent-style-name="Standaard" style:next-style-name="Standaard">
      <style:text-properties fo:font-size="7pt" style:font-size-asian="7pt" style:font-size-complex="7pt" fo:hyphenate="false"/>
    </style:style>
    <style:style style:name="IGJVoorhangv7b" style:display-name="IGJ Voorhang v7 b" style:family="paragraph" style:parent-style-name="Standaard" style:next-style-name="Standaard">
      <style:text-properties fo:font-weight="bold" style:font-weight-asian="bold" fo:font-size="7pt" style:font-size-asian="7pt" style:font-size-complex="7pt" fo:hyphenate="false"/>
    </style:style>
    <style:style style:name="IGJVoorhangnota" style:display-name="IGJ Voorhangnota" style:family="paragraph" style:parent-style-name="Standaard" style:next-style-name="Standaard" style:list-style-name="LFO7">
      <style:paragraph-properties fo:margin-top="0.4166in" fo:margin-bottom="0.2083in" fo:line-height="0.2083in"/>
      <style:text-properties fo:font-size="12pt" style:font-size-asian="12pt" style:font-size-complex="12pt" fo:hyphenate="false"/>
    </style:style>
    <style:style style:name="IGJVoorhangnota1.1" style:display-name="IGJ Voorhangnota 1.1" style:family="paragraph" style:parent-style-name="Standaard" style:next-style-name="Standaard" style:list-style-name="LFO7">
      <style:paragraph-properties fo:margin-top="0.1388in"/>
      <style:text-properties fo:font-weight="bold" style:font-weight-asian="bold" fo:hyphenate="false"/>
    </style:style>
    <style:style style:name="IGJVoorhangnotaLijst" style:display-name="IGJ Voorhangnota Lijst" style:family="paragraph" style:parent-style-name="Standaard" style:next-style-name="Standaard">
      <style:paragraph-properties fo:margin-top="0.1388in"/>
      <style:text-properties fo:font-weight="bold" style:font-weight-asian="bold" fo:hyphenate="false"/>
    </style:style>
    <style:style style:name="IJZPlanvanAanpaknummer" style:display-name="IJZ Plan van Aanpak nummer" style:family="paragraph" style:parent-style-name="Standaard" style:next-style-name="Standaard" style:list-style-name="LFO8">
      <style:paragraph-properties fo:margin-top="0.1666in"/>
      <style:text-properties fo:font-weight="bold" style:font-weight-asian="bold" fo:hyphenate="false"/>
    </style:style>
    <style:style style:name="IJZPlanvanAanpaknummering" style:display-name="IJZ Plan van Aanpak nummering" style:family="paragraph" style:parent-style-name="Standaard" style:next-style-name="Standaard">
      <style:paragraph-properties fo:margin-top="0.1666in"/>
      <style:text-properties fo:font-weight="bold" style:font-weight-asian="bold" fo:hyphenate="false"/>
    </style:style>
    <style:style style:name="IJZRapportA" style:display-name="IJZ Rapport A" style:family="paragraph" style:parent-style-name="Standaard" style:next-style-name="Standaard">
      <style:paragraph-properties fo:margin-top="0.1666in"/>
      <style:text-properties fo:font-weight="bold" style:font-weight-asian="bold" fo:hyphenate="false"/>
    </style:style>
    <style:style style:name="IJZUitvoeringsplan" style:display-name="IJZ Uitvoeringsplan" style:family="paragraph" style:parent-style-name="Standaard" style:next-style-name="Standaard" style:list-style-name="LFO8">
      <style:paragraph-properties fo:margin-top="0.1666in"/>
      <style:text-properties fo:font-weight="bold" style:font-weight-asian="bold" fo:hyphenate="false"/>
    </style:style>
    <style:style style:name="Inhopg1" style:display-name="Inhopg 1" style:family="paragraph" style:parent-style-name="Standaard" style:next-style-name="Standaard">
      <style:paragraph-properties fo:margin-left="-0.7777in">
        <style:tab-stops>
          <style:tab-stop style:type="left" style:position="0.7777in"/>
        </style:tab-stops>
      </style:paragraph-properties>
      <style:text-properties fo:hyphenate="false"/>
    </style:style>
    <style:style style:name="Inhopg2" style:display-name="Inhopg 2" style:family="paragraph" style:parent-style-name="Inhopg1" style:next-style-name="Standaard">
      <style:paragraph-properties fo:margin-top="0.1666in"/>
      <style:text-properties fo:font-weight="bold" style:font-weight-asian="bold" fo:hyphenate="false"/>
    </style:style>
    <style:style style:name="Inhopg3" style:display-name="Inhopg 3" style:family="paragraph" style:parent-style-name="Inhopg2" style:next-style-name="Standaard">
      <style:paragraph-properties fo:margin-top="0in"/>
      <style:text-properties fo:font-weight="normal" style:font-weight-asian="normal" fo:hyphenate="false"/>
    </style:style>
    <style:style style:name="Inhopg4" style:display-name="Inhopg 4" style:family="paragraph" style:parent-style-name="Inhopg3" style:next-style-name="Standaard">
      <style:text-properties fo:hyphenate="false"/>
    </style:style>
    <style:style style:name="Inhopg5" style:display-name="Inhopg 5" style:family="paragraph" style:parent-style-name="Inhopg4" style:next-style-name="Standaard">
      <style:text-properties fo:hyphenate="false"/>
    </style:style>
    <style:style style:name="Inhopg6" style:display-name="Inhopg 6" style:family="paragraph" style:parent-style-name="Inhopg5" style:next-style-name="Standaard">
      <style:text-properties fo:hyphenate="false"/>
    </style:style>
    <style:style style:name="Inhopg7" style:display-name="Inhopg 7" style:family="paragraph" style:parent-style-name="Inhopg6" style:next-style-name="Standaard">
      <style:text-properties fo:hyphenate="false"/>
    </style:style>
    <style:style style:name="Inhopg8" style:display-name="Inhopg 8" style:family="paragraph" style:parent-style-name="Inhopg7" style:next-style-name="Standaard">
      <style:text-properties fo:hyphenate="false"/>
    </style:style>
    <style:style style:name="Inhopg9" style:display-name="Inhopg 9" style:family="paragraph" style:parent-style-name="Inhopg8" style:next-style-name="Standaard">
      <style:text-properties fo:hyphenate="false"/>
    </style:style>
    <style:style style:name="Lijstniveau1" style:display-name="Lijst niveau 1" style:family="paragraph" style:parent-style-name="Standaard" style:list-style-name="LFO9">
      <style:text-properties fo:hyphenate="false"/>
    </style:style>
    <style:style style:name="Lijstniveau2" style:display-name="Lijst niveau 2" style:family="paragraph" style:parent-style-name="Standaard" style:list-style-name="LFO9">
      <style:text-properties fo:hyphenate="false"/>
    </style:style>
    <style:style style:name="Lijstniveau3" style:display-name="Lijst niveau 3" style:family="paragraph" style:parent-style-name="Standaard" style:list-style-name="LFO9">
      <style:text-properties fo:hyphenate="false"/>
    </style:style>
    <style:style style:name="Ondertekening_Area1" style:display-name="Ondertekening_Area1" style:family="paragraph" style:parent-style-name="Standaard" style:next-style-name="Standaard">
      <style:paragraph-properties fo:margin-top="0.1666in"/>
      <style:text-properties fo:hyphenate="false"/>
    </style:style>
    <style:style style:name="Persbericht-subtitel" style:display-name="Persbericht - subtitel" style:family="paragraph" style:parent-style-name="Standaard" style:next-style-name="Standaard">
      <style:paragraph-properties fo:margin-bottom="0.1527in" fo:line-height="0.2222in"/>
      <style:text-properties fo:font-size="12pt" style:font-size-asian="12pt" style:font-size-complex="12pt" fo:hyphenate="false"/>
    </style:style>
    <style:style style:name="Persbericht-titel" style:display-name="Persbericht - titel" style:family="paragraph" style:parent-style-name="Standaard" style:next-style-name="Standaard">
      <style:paragraph-properties fo:margin-top="0.3194in" fo:line-height="0.2222in"/>
      <style:text-properties fo:font-weight="bold" style:font-weight-asian="bold" fo:font-size="12pt" style:font-size-asian="12pt" style:font-size-complex="12pt" fo:hyphenate="false"/>
    </style:style>
    <style:style style:name="Standaard12pvoor" style:display-name="Standaard 12p voor" style:family="paragraph" style:parent-style-name="Standaard" style:next-style-name="Standaard">
      <style:paragraph-properties fo:margin-top="0.1666in"/>
      <style:text-properties fo:hyphenate="false"/>
    </style:style>
    <style:style style:name="StandaardV7" style:display-name="Standaard V7" style:family="paragraph" style:parent-style-name="Standaard" style:next-style-name="Standaard">
      <style:paragraph-properties fo:line-height="0.125in"/>
      <style:text-properties fo:font-size="7pt" style:font-size-asian="7pt" style:font-size-complex="7pt" fo:hyphenate="false"/>
    </style:style>
    <style:style style:name="Standaard_Aanhef" style:display-name="Standaard_Aanhef" style:family="paragraph" style:parent-style-name="Standaard" style:next-style-name="Standaard">
      <style:paragraph-properties fo:margin-top="0.0694in" fo:margin-bottom="0.1666in"/>
      <style:text-properties fo:hyphenate="false"/>
    </style:style>
    <style:style style:name="Standaard_Afzendgegevens" style:display-name="Standaard_Afzendgegevens" style:family="paragraph" style:parent-style-name="Standaard" style:next-style-name="Standaard">
      <style:paragraph-properties fo:line-height="0.125in">
        <style:tab-stops>
          <style:tab-stop style:type="left" style:position="1.5743in"/>
        </style:tab-stops>
      </style:paragraph-properties>
      <style:text-properties fo:font-size="6.5pt" style:font-size-asian="6.5pt" style:font-size-complex="6.5pt" fo:hyphenate="false"/>
    </style:style>
    <style:style style:name="Standaard_afzendgegevens_italic" style:display-name="Standaard_afzendgegevens_italic" style:family="paragraph" style:parent-style-name="Standaard" style:next-style-name="Standaard">
      <style:text-properties fo:font-style="italic" style:font-style-asian="italic" fo:font-size="6.5pt" style:font-size-asian="6.5pt" style:font-size-complex="6.5pt" fo:hyphenate="false"/>
    </style:style>
    <style:style style:name="Standaard_Afzendgegevens_kop" style:display-name="Standaard_Afzendgegevens_kop" style:family="paragraph" style:parent-style-name="Standaard" style:next-style-name="Standaard">
      <style:paragraph-properties fo:line-height="0.125in"/>
      <style:text-properties fo:font-weight="bold" style:font-weight-asian="bold" fo:font-size="6.5pt" style:font-size-asian="6.5pt" style:font-size-complex="6.5pt" fo:hyphenate="false"/>
    </style:style>
    <style:style style:name="Standaard_Colofon_Italic45v" style:display-name="Standaard_Colofon_Italic 4;5v" style:family="paragraph" style:parent-style-name="Standaard" style:next-style-name="Standaard">
      <style:paragraph-properties fo:margin-top="0.0625in" fo:line-height="0.125in"/>
      <style:text-properties fo:font-style="italic" style:font-style-asian="italic" fo:font-size="6.5pt" style:font-size-asian="6.5pt" style:font-size-complex="6.5pt" fo:hyphenate="false"/>
    </style:style>
    <style:style style:name="Standaard_Referentiegegevens" style:display-name="Standaard_Referentiegegevens" style:family="paragraph" style:parent-style-name="Standaard" style:next-style-name="Standaard">
      <style:paragraph-properties fo:line-height="0.125in"/>
      <style:text-properties fo:font-size="6.5pt" style:font-size-asian="6.5pt" style:font-size-complex="6.5pt" fo:hyphenate="false"/>
    </style:style>
    <style:style style:name="Standaard_Referentiegegevens_Cursief" style:display-name="Standaard_Referentiegegevens_Cursief" style:family="paragraph" style:parent-style-name="Standaard_Referentiegegevens" style:next-style-name="Standaard">
      <style:text-properties fo:font-style="italic" style:font-style-asian="italic" fo:hyphenate="false"/>
    </style:style>
    <style:style style:name="Standaard_Referentiegegevens_kop" style:display-name="Standaard_Referentiegegevens_kop" style:family="paragraph" style:parent-style-name="Standaard" style:next-style-name="Standaard">
      <style:text-properties fo:font-weight="bold" style:font-weight-asian="bold" fo:font-size="6.5pt" style:font-size-asian="6.5pt" style:font-size-complex="6.5pt" fo:hyphenate="false"/>
    </style:style>
    <style:style style:name="Standaard_Slotzin" style:display-name="Standaard_Slotzin" style:family="paragraph" style:parent-style-name="Standaard" style:next-style-name="Standaard">
      <style:paragraph-properties fo:margin-top="0.1666in"/>
      <style:text-properties fo:hyphenate="false"/>
    </style:style>
    <style:style style:name="Standaard_V9_Italic" style:display-name="Standaard_V9_Italic" style:family="paragraph" style:parent-style-name="Standaard" style:next-style-name="Standaard">
      <style:text-properties fo:font-style="italic" style:font-style-asian="italic" fo:hyphenate="false"/>
    </style:style>
    <style:style style:name="Standaardlijst" style:display-name="Standaardlijst" style:family="paragraph">
      <style:text-properties fo:hyphenate="false"/>
    </style:style>
    <style:style style:name="VWSAdviesMinisterraad1" style:display-name="VWS Advies Ministerraad 1" style:family="paragraph" style:parent-style-name="Standaard" style:next-style-name="Standaard" style:list-style-name="LFO10">
      <style:text-properties fo:font-weight="bold" style:font-weight-asian="bold" fo:hyphenate="false"/>
    </style:style>
    <style:style style:name="VWSAdviesMinisterraad2" style:display-name="VWS Advies Ministerraad 2" style:family="paragraph" style:parent-style-name="Standaard" style:next-style-name="Standaard" style:list-style-name="LFO10">
      <style:text-properties fo:hyphenate="false"/>
    </style:style>
    <style:style style:name="VWSAdviesMinisterraad3" style:display-name="VWS Advies Ministerraad 3" style:family="paragraph" style:parent-style-name="Standaard" style:next-style-name="Standaard" style:list-style-name="LFO10">
      <style:text-properties fo:font-weight="bold" style:font-weight-asian="bold" fo:hyphenate="false"/>
    </style:style>
    <style:style style:name="VWSAdviesMinisterraad4" style:display-name="VWS Advies Ministerraad 4" style:family="paragraph" style:parent-style-name="Standaard" style:next-style-name="Standaard" style:list-style-name="LFO10">
      <style:text-properties fo:hyphenate="false"/>
    </style:style>
    <style:style style:name="VWSAdviesMinisterraadnummering" style:display-name="VWS Advies Ministerraad nummering" style:family="paragraph" style:parent-style-name="Standaard" style:next-style-name="Standaard">
      <style:text-properties fo:font-weight="bold" style:font-weight-asian="bold" fo:hyphenate="false"/>
    </style:style>
    <style:style style:name="VWSAMvB" style:display-name="VWS AMvB" style:family="paragraph" style:parent-style-name="Standaard" style:next-style-name="Standaard">
      <style:paragraph-properties fo:margin-top="0.3333in"/>
      <style:text-properties fo:hyphenate="false"/>
    </style:style>
    <style:style style:name="VWSBlauweBrief" style:display-name="VWS Blauwe Brief" style:family="paragraph" style:parent-style-name="Standaard" style:next-style-name="Standaard">
      <style:paragraph-properties fo:margin-top="0.5277in" fo:margin-bottom="0.1666in"/>
      <style:text-properties fo:hyphenate="false"/>
    </style:style>
    <style:style style:name="VWSColofonItalic65Bold" style:display-name="VWS Colofon Italic 6;5 Bold" style:family="paragraph" style:parent-style-name="Standaard" style:next-style-name="Standaard">
      <style:paragraph-properties fo:line-height="0.125in"/>
      <style:text-properties fo:font-weight="bold" style:font-weight-asian="bold" fo:font-style="italic" style:font-style-asian="italic" fo:font-size="6.5pt" style:font-size-asian="6.5pt" style:font-size-complex="6.5pt" fo:hyphenate="false"/>
    </style:style>
    <style:style style:name="VWSColofontekst65Italic" style:display-name="VWS Colofontekst 6;5 Italic" style:family="paragraph" style:parent-style-name="Standaard" style:next-style-name="Standaard">
      <style:paragraph-properties fo:line-height="0.125in"/>
      <style:text-properties fo:font-style="italic" style:font-style-asian="italic" fo:font-size="6.5pt" style:font-size-asian="6.5pt" style:font-size-complex="6.5pt" fo:hyphenate="false"/>
    </style:style>
    <style:style style:name="VWSFormulierAntwoordenKamervragenRechts" style:display-name="VWS Formulier Antwoorden Kamervragen Rechts" style:family="paragraph" style:parent-style-name="Standaard" style:next-style-name="Standaard">
      <style:paragraph-properties fo:text-align="end"/>
      <style:text-properties fo:hyphenate="false"/>
    </style:style>
    <style:style style:name="VWSNtb" style:display-name="VWS Ntb" style:family="paragraph" style:parent-style-name="Standaard" style:next-style-name="Standaard" style:list-style-name="LFO12">
      <style:text-properties fo:hyphenate="false"/>
    </style:style>
    <style:style style:name="VWSNtb-inspringen" style:display-name="VWS Ntb - inspringen" style:family="paragraph" style:parent-style-name="Standaard" style:next-style-name="Standaard" style:list-style-name="LFO12">
      <style:text-properties fo:hyphenate="false"/>
    </style:style>
    <style:style style:name="VWSNtb-inspringenkliknummer" style:display-name="VWS Ntb - inspringen klik nummer" style:family="paragraph" style:parent-style-name="Standaard" style:next-style-name="Standaard">
      <style:text-properties fo:hyphenate="false"/>
    </style:style>
    <style:style style:name="VWSNtbinspringenklik" style:display-name="VWS Ntb inspringen klik" style:family="paragraph" style:parent-style-name="Standaard" style:next-style-name="Standaard" style:list-style-name="LFO11">
      <style:text-properties fo:hyphenate="false"/>
    </style:style>
    <style:style style:name="VWSNtbKop" style:display-name="VWS Ntb Kop" style:family="paragraph" style:parent-style-name="Standaard" style:next-style-name="Standaard" style:list-style-name="LFO12">
      <style:text-properties fo:font-weight="bold" style:font-weight-asian="bold" fo:hyphenate="false"/>
    </style:style>
    <style:style style:name="VWSNtbnummering" style:display-name="VWS Ntb nummering" style:family="paragraph" style:parent-style-name="Standaard" style:next-style-name="Standaard">
      <style:text-properties fo:hyphenate="false"/>
    </style:style>
    <style:style style:name="VWSStartnota" style:display-name="VWS Startnota" style:family="paragraph" style:parent-style-name="Standaard" style:next-style-name="Standaard">
      <style:text-properties fo:hyphenate="false"/>
    </style:style>
    <style:style style:name="VWSStartnotaKop1" style:display-name="VWS Startnota Kop 1" style:family="paragraph" style:parent-style-name="Standaard" style:next-style-name="Standaard" style:list-style-name="LFO13">
      <style:text-properties fo:font-weight="bold" style:font-weight-asian="bold" fo:hyphenate="false"/>
    </style:style>
    <style:style style:name="VWSStartnotaV10" style:display-name="VWS Startnota V10" style:family="paragraph" style:parent-style-name="Standaard" style:next-style-name="Standaard">
      <style:text-properties fo:font-size="10pt" style:font-size-asian="10pt" style:font-size-complex="10pt" fo:hyphenate="false"/>
    </style:style>
    <style:style style:name="VWSStartnotaV8italic" style:display-name="VWS Startnota V8 italic" style:family="paragraph" style:parent-style-name="Standaard" style:next-style-name="Standaard">
      <style:text-properties fo:font-style="italic" style:font-style-asian="italic" fo:font-size="8pt" style:font-size-asian="8pt" style:font-size-complex="8pt" fo:hyphenate="false"/>
    </style:style>
    <style:style style:name="VWSToespraakbodytekstV14" style:display-name="VWS Toespraak bodytekst V14" style:family="paragraph" style:parent-style-name="Standaard" style:next-style-name="Standaard">
      <style:paragraph-properties fo:margin-top="0.1666in"/>
      <style:text-properties fo:font-size="14pt" style:font-size-asian="14pt" style:font-size-complex="14pt" fo:hyphenate="false"/>
    </style:style>
    <style:style style:name="VWSToespraaksubtitel" style:display-name="VWS Toespraak subtitel" style:family="paragraph" style:parent-style-name="Standaard" style:next-style-name="Standaard">
      <style:paragraph-properties fo:margin-bottom="0.1527in" fo:line-height="0.2222in"/>
      <style:text-properties fo:font-size="12pt" style:font-size-asian="12pt" style:font-size-complex="12pt" fo:hyphenate="false"/>
    </style:style>
    <style:style style:name="VWSToespraakTitel" style:display-name="VWS Toespraak Titel" style:family="paragraph" style:parent-style-name="Standaard" style:next-style-name="Standaard">
      <style:paragraph-properties fo:margin-top="0.3194in" fo:line-height="0.2222in"/>
      <style:text-properties fo:font-weight="bold" style:font-weight-asian="bold" fo:font-size="12pt" style:font-size-asian="12pt" style:font-size-complex="12pt" fo:hyphenate="false"/>
    </style:style>
    <style:style style:name="VWSUitnodigingV65" style:display-name="VWS Uitnodiging V6;5" style:family="paragraph" style:parent-style-name="Standaard" style:next-style-name="Standaard">
      <style:text-properties fo:font-size="6.5pt" style:font-size-asian="6.5pt" style:font-size-complex="6.5pt" fo:hyphenate="false"/>
    </style:style>
    <style:style style:name="VWSVoordrachtDatum" style:display-name="VWS Voordracht Datum" style:family="paragraph" style:parent-style-name="Standaard" style:next-style-name="Standaard">
      <style:paragraph-properties fo:margin-top="0.1875in" fo:line-height="0.125in"/>
      <style:text-properties fo:font-weight="bold" style:font-weight-asian="bold" fo:font-size="6.5pt" style:font-size-asian="6.5pt" style:font-size-complex="6.5pt" fo:hyphenate="false"/>
    </style:style>
    <style:style style:name="WitregelW1" style:display-name="Witregel W1" style:family="paragraph" style:parent-style-name="Standaard" style:next-style-name="Standaard">
      <style:paragraph-properties fo:line-height="0.0625in"/>
      <style:text-properties fo:font-size="4.5pt" style:font-size-asian="4.5pt" style:font-size-complex="4.5pt" fo:hyphenate="false"/>
    </style:style>
    <style:style style:name="WitregelW1bodytekst" style:display-name="Witregel W1 (bodytekst)" style:family="paragraph" style:parent-style-name="Standaard" style:next-style-name="Standaard">
      <style:text-properties fo:hyphenate="false"/>
    </style:style>
    <style:style style:name="WitregelW2" style:display-name="Witregel W2" style:family="paragraph" style:parent-style-name="Standaard" style:next-style-name="Standaard">
      <style:paragraph-properties fo:line-height="0.1875in"/>
      <style:text-properties fo:font-size="13.5pt" style:font-size-asian="13.5pt" style:font-size-complex="13.5pt" fo:hyphenate="false"/>
    </style:style>
    <style:style style:name="Koptekst" style:display-name="Koptekst" style:family="paragraph" style:parent-style-name="Standaard">
      <style:paragraph-properties fo:line-height="100%">
        <style:tab-stops>
          <style:tab-stop style:type="center" style:position="3.15in"/>
          <style:tab-stop style:type="right" style:position="6.3in"/>
        </style:tab-stops>
      </style:paragraph-properties>
      <style:text-properties fo:hyphenate="false"/>
    </style:style>
    <style:style style:name="KoptekstChar" style:display-name="Koptekst Char" style:family="text" style:parent-style-name="Standaardalinea-lettertype">
      <style:text-properties style:font-name="Verdana" fo:color="#000000" fo:font-size="9pt" style:font-size-asian="9pt" style:font-size-complex="9pt"/>
    </style:style>
    <style:style style:name="Voettekst" style:display-name="Voettekst" style:family="paragraph" style:parent-style-name="Standaard">
      <style:paragraph-properties fo:line-height="100%">
        <style:tab-stops>
          <style:tab-stop style:type="center" style:position="3.15in"/>
          <style:tab-stop style:type="right" style:position="6.3in"/>
        </style:tab-stops>
      </style:paragraph-properties>
      <style:text-properties fo:hyphenate="false"/>
    </style:style>
    <style:style style:name="VoettekstChar" style:display-name="Voettekst Char" style:family="text" style:parent-style-name="Standaardalinea-lettertype">
      <style:text-properties style:font-name="Verdana" fo:color="#000000" fo:font-size="9pt" style:font-size-asian="9pt" style:font-size-complex="9pt"/>
    </style:style>
    <style:style style:name="Geenafstand" style:display-name="Geen afstand" style:family="paragraph">
      <style:paragraph-properties style:vertical-align="auto"/>
      <style:text-properties style:font-name="Calibri" style:font-name-asian="Calibri" style:font-name-complex="Times New Roman" fo:font-size="11pt" style:font-size-asian="11pt" style:font-size-complex="11pt" style:language-asian="en" style:country-asian="US" fo:hyphenate="false"/>
    </style:style>
    <style:style style:name="Lijstalinea" style:display-name="Lijstalinea" style:family="paragraph" style:parent-style-name="Standaard">
      <style:paragraph-properties style:contextual-spacing="true" fo:margin-left="0.5in">
        <style:tab-stops/>
      </style:paragraph-properties>
      <style:text-properties fo:hyphenate="false"/>
    </style:style>
    <style:style style:name="Voetnoottekst" style:display-name="Voetnoottekst" style:family="paragraph" style:parent-style-name="Standaard">
      <style:paragraph-properties fo:line-height="100%"/>
      <style:text-properties fo:font-size="10pt" style:font-size-asian="10pt" style:font-size-complex="10pt" fo:hyphenate="false"/>
    </style:style>
    <style:style style:name="VoetnoottekstChar" style:display-name="Voetnoottekst Char" style:family="text" style:parent-style-name="Standaardalinea-lettertype">
      <style:text-properties style:font-name="Verdana" fo:color="#000000"/>
    </style:style>
    <style:style style:name="Voetnootmarkering" style:display-name="Voetnootmarkering" style:family="text" style:parent-style-name="Standaardalinea-lettertype">
      <style:text-properties style:text-position="super 65%"/>
    </style:style>
    <style:style style:name="A13" style:display-name="A13" style:family="text">
      <style:text-properties style:font-name="RijksoverheidSerif" style:font-name-complex="RijksoverheidSerif" fo:color="#000000" fo:font-size="5pt" style:font-size-asian="5pt" style:font-size-complex="5pt"/>
    </style:style>
    <style:style style:name="A3" style:display-name="A3" style:family="text">
      <style:text-properties style:font-name="RijksoverheidSerif" style:font-name-complex="RijksoverheidSerif" fo:color="#000000" fo:font-size="9pt" style:font-size-asian="9pt" style:font-size-complex="9pt"/>
    </style:style>
    <style:style style:name="Verwijzingopmerking" style:display-name="Verwijzing opmerking" style:family="text" style:parent-style-name="Standaardalinea-lettertype">
      <style:text-properties fo:font-size="8pt" style:font-size-asian="8pt" style:font-size-complex="8pt"/>
    </style:style>
    <style:style style:name="Tekstopmerking" style:display-name="Tekst opmerking" style:family="paragraph" style:parent-style-name="Standaard">
      <style:paragraph-properties fo:line-height="100%"/>
      <style:text-properties fo:font-size="10pt" style:font-size-asian="10pt" style:font-size-complex="10pt" fo:hyphenate="false"/>
    </style:style>
    <style:style style:name="TekstopmerkingChar" style:display-name="Tekst opmerking Char" style:family="text" style:parent-style-name="Standaardalinea-lettertype">
      <style:text-properties style:font-name="Verdana" fo:color="#000000"/>
    </style:style>
    <style:style style:name="Onderwerpvanopmerking" style:display-name="Onderwerp van opmerking" style:family="paragraph" style:parent-style-name="Tekstopmerking" style:next-style-name="Tekstopmerking">
      <style:text-properties fo:font-weight="bold" style:font-weight-asian="bold" style:font-weight-complex="bold" fo:hyphenate="false"/>
    </style:style>
    <style:style style:name="OnderwerpvanopmerkingChar" style:display-name="Onderwerp van opmerking Char" style:family="text" style:parent-style-name="TekstopmerkingChar">
      <style:text-properties style:font-name="Verdana" fo:font-weight="bold" style:font-weight-asian="bold" style:font-weight-complex="bold" fo:color="#000000"/>
    </style:style>
    <style:style style:name="Ballontekst" style:display-name="Ballontekst" style:family="paragraph" style:parent-style-name="Standaard">
      <style:paragraph-properties fo:line-height="100%"/>
      <style:text-properties style:font-name="Segoe UI" style:font-name-complex="Segoe UI" fo:hyphenate="false"/>
    </style:style>
    <style:style style:name="BallontekstChar" style:display-name="Ballontekst Char" style:family="text" style:parent-style-name="Standaardalinea-lettertype">
      <style:text-properties style:font-name="Segoe UI" style:font-name-complex="Segoe UI" fo:color="#000000" fo:font-size="9pt" style:font-size-asian="9pt" style:font-size-complex="9pt"/>
    </style:style>
    <style:style style:name="Revisie" style:display-name="Revisie" style:family="paragraph">
      <style:paragraph-properties style:vertical-align="auto"/>
      <style:text-properties style:font-name="Verdana" fo:color="#000000" fo:font-size="9pt" style:font-size-asian="9pt" style:font-size-complex="9pt" fo:hyphenate="false"/>
    </style:style>
    <text:notes-configuration text:note-class="footnote" text:citation-style-name="Voetnootmarkering" text:citation-body-style-name="Voetnootmarkering" text:start-value="0" style:num-format="1" text:start-numbering-at="document" text:footnotes-position="page"/>
    <text:notes-configuration text:note-class="endnote" text:start-value="0" style:num-format="i" text:start-numbering-at="document" text:footnotes-position="document"/>
    <text:list-style style:name="LFO1">
      <text:list-level-style-number text:level="1" style:num-suffix="." style:num-format="1">
        <style:list-level-properties text:space-before="-0.1972in" text:min-label-width="0.3944in" text:list-level-position-and-space-mode="label-alignment">
          <style:list-level-label-alignment text:label-followed-by="listtab" fo:margin-left="0.1972in" fo:text-indent="-0.3944in"/>
        </style:list-level-properties>
      </text:list-level-style-number>
      <text:list-level-style-number text:level="2" style:num-suffix="." style:num-format="a" style:num-letter-sync="true">
        <style:list-level-properties text:space-before="0in" text:min-label-width="0.1972in" text:list-level-position-and-space-mode="label-alignment">
          <style:list-level-label-alignment text:label-followed-by="listtab" fo:margin-left="0.1972in" fo:text-indent="-0.1972in"/>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2">
      <text:list-level-style-number text:level="1" style:num-prefix="1." style:num-format="1">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2" style:num-suffix="." style:num-format="1">
        <style:list-level-properties text:space-before="0in" text:min-label-width="0.7777in" text:list-level-position-and-space-mode="label-alignment">
          <style:list-level-label-alignment text:label-followed-by="listtab" fo:margin-left="0.7777in" fo:text-indent="-0.7777in"/>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style:style style:name="WW_CharLFO3LVL1" style:family="text">
      <style:text-properties fo:color="#FFFFFF"/>
    </style:style>
    <text:list-style style:name="LFO3">
      <text:list-level-style-bullet text:level="1" text:style-name="WW_CharLFO3LVL1" text:bullet-char="●">
        <style:list-level-properties text:space-before="0in" text:min-label-width="0in" text:list-level-position-and-space-mode="label-alignment">
          <style:list-level-label-alignment text:label-followed-by="listtab" fo:margin-left="0in" fo:text-indent="0in"/>
        </style:list-level-properties>
      </text:list-level-style-bullet>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4">
      <text:list-level-style-number text:level="1" style:num-format="1">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2" style:num-format="1" text:display-levels="2">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3" style:num-format="1" text:display-levels="3">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4" style:num-format="1" text:display-levels="4">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5">
      <text:list-level-style-number text:level="1" style:num-format="1">
        <style:list-level-properties text:space-before="0in" text:min-label-width="0.1666in" text:list-level-position-and-space-mode="label-alignment">
          <style:list-level-label-alignment text:label-followed-by="listtab" fo:margin-left="0.1666in" fo:text-indent="-0.1666in"/>
        </style:list-level-properties>
      </text:list-level-style-number>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6">
      <text:list-level-style-number text:level="1" style:num-prefix="-" style:num-format="1">
        <style:list-level-properties text:space-before="0in" text:min-label-width="0.3055in" text:list-level-position-and-space-mode="label-alignment">
          <style:list-level-label-alignment text:label-followed-by="listtab" fo:margin-left="0.3055in" fo:text-indent="-0.3055in"/>
        </style:list-level-properties>
      </text:list-level-style-number>
      <text:list-level-style-number text:level="2" style:num-format="a" style:num-letter-sync="true">
        <style:list-level-properties text:space-before="0in" text:min-label-width="0.3055in" text:list-level-position-and-space-mode="label-alignment">
          <style:list-level-label-alignment text:label-followed-by="listtab" fo:margin-left="0.3055in" fo:text-indent="-0.3055in"/>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7">
      <text:list-level-style-number text:level="1" style:num-suffix="." style:num-format="1">
        <style:list-level-properties text:space-before="0in" text:min-label-width="0.7777in" text:list-level-position-and-space-mode="label-alignment">
          <style:list-level-label-alignment text:label-followed-by="listtab" fo:margin-left="0.7777in" fo:text-indent="-0.7777in"/>
        </style:list-level-properties>
      </text:list-level-style-number>
      <text:list-level-style-number text:level="2" style:num-suffix="." style:num-format="1" text:display-levels="2">
        <style:list-level-properties text:space-before="0in" text:min-label-width="0.7777in" text:list-level-position-and-space-mode="label-alignment">
          <style:list-level-label-alignment text:label-followed-by="listtab" fo:margin-left="0.7777in" fo:text-indent="-0.7777in"/>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8">
      <text:list-level-style-number text:level="1" style:num-suffix="." style:num-format="1">
        <style:list-level-properties text:space-before="0in" text:min-label-width="0.1569in" text:list-level-position-and-space-mode="label-alignment">
          <style:list-level-label-alignment text:label-followed-by="listtab" fo:margin-left="0.1569in" fo:text-indent="-0.1569in"/>
        </style:list-level-properties>
      </text:list-level-style-number>
      <text:list-level-style-number text:level="2" style:num-suffix=")" style:num-format="a" style:num-letter-sync="true">
        <style:list-level-properties text:space-before="0.4027in" text:min-label-width="0.2361in" text:list-level-position-and-space-mode="label-alignment">
          <style:list-level-label-alignment text:label-followed-by="listtab" fo:margin-left="0.6388in" fo:text-indent="-0.2361in"/>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9">
      <text:list-level-style-number text:level="1" style:num-suffix="." style:num-format="1">
        <style:list-level-properties text:space-before="0in" text:min-label-width="0.7861in" text:list-level-position-and-space-mode="label-alignment">
          <style:list-level-label-alignment text:label-followed-by="listtab" fo:margin-left="0.7861in" fo:text-indent="-0.7861in"/>
        </style:list-level-properties>
      </text:list-level-style-number>
      <text:list-level-style-number text:level="2" style:num-suffix="." style:num-format="1" text:display-levels="2">
        <style:list-level-properties text:space-before="0in" text:min-label-width="0.7861in" text:list-level-position-and-space-mode="label-alignment">
          <style:list-level-label-alignment text:label-followed-by="listtab" fo:margin-left="0.7861in" fo:text-indent="-0.7861in"/>
        </style:list-level-properties>
      </text:list-level-style-number>
      <text:list-level-style-number text:level="3" style:num-suffix="." style:num-format="1" text:display-levels="3">
        <style:list-level-properties text:space-before="0in" text:min-label-width="0.7861in" text:list-level-position-and-space-mode="label-alignment">
          <style:list-level-label-alignment text:label-followed-by="listtab" fo:margin-left="0.7861in" fo:text-indent="-0.7861in"/>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style:style style:name="WW_CharLFO10LVL2" style:family="text">
      <style:text-properties fo:color="#FFFFFF"/>
    </style:style>
    <style:style style:name="WW_CharLFO10LVL4" style:family="text">
      <style:text-properties fo:color="#FFFFFF"/>
    </style:style>
    <text:list-style style:name="LFO10">
      <text:list-level-style-number text:level="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bullet text:level="2" text:style-name="WW_CharLFO10LVL2" text:bullet-char="●">
        <style:list-level-properties text:space-before="0in" text:min-label-width="0.25in" text:list-level-position-and-space-mode="label-alignment">
          <style:list-level-label-alignment text:label-followed-by="listtab" fo:margin-left="0.25in" fo:text-indent="-0.25in"/>
        </style:list-level-properties>
      </text:list-level-style-bullet>
      <text:list-level-style-bullet text:level="3"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4" text:style-name="WW_CharLFO10LVL4"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style:style style:name="WW_CharLFO11LVL1" style:family="text">
      <style:text-properties fo:color="#FFFFFF"/>
    </style:style>
    <text:list-style style:name="LFO11">
      <text:list-level-style-bullet text:level="1" text:style-name="WW_CharLFO11LVL1" text:bullet-char="●">
        <style:list-level-properties text:space-before="0in" text:min-label-width="0.2951in" text:list-level-position-and-space-mode="label-alignment">
          <style:list-level-label-alignment text:label-followed-by="listtab" fo:margin-left="0.2951in" fo:text-indent="-0.2951in"/>
        </style:list-level-properties>
      </text:list-level-style-bullet>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style:style style:name="WW_CharLFO12LVL2" style:family="text">
      <style:text-properties fo:color="#FFFFFF"/>
    </style:style>
    <text:list-style style:name="LFO12">
      <text:list-level-style-number text:level="1" style:num-format="1">
        <style:list-level-properties text:space-before="0in" text:min-label-width="0.2951in" text:list-level-position-and-space-mode="label-alignment">
          <style:list-level-label-alignment text:label-followed-by="listtab" fo:margin-left="0.2951in" fo:text-indent="-0.2951in"/>
        </style:list-level-properties>
      </text:list-level-style-number>
      <text:list-level-style-bullet text:level="2" text:style-name="WW_CharLFO12LVL2" text:bullet-char="●">
        <style:list-level-properties text:space-before="0in" text:min-label-width="0.2951in" text:list-level-position-and-space-mode="label-alignment">
          <style:list-level-label-alignment text:label-followed-by="listtab" fo:margin-left="0.2951in" fo:text-indent="-0.2951in"/>
        </style:list-level-properties>
      </text:list-level-style-bullet>
      <text:list-level-style-number text:level="3" style:num-prefix="-" style:num-format="1">
        <style:list-level-properties text:space-before="0.2951in" text:min-label-width="0.1965in" text:list-level-position-and-space-mode="label-alignment">
          <style:list-level-label-alignment text:label-followed-by="listtab" fo:margin-left="0.4916in" fo:text-indent="-0.1965in"/>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13">
      <text:list-level-style-number text:level="1" style:num-suffix="." style:num-format="1">
        <style:list-level-properties text:space-before="0in" text:min-label-width="0.2951in" text:list-level-position-and-space-mode="label-alignment">
          <style:list-level-label-alignment text:label-followed-by="listtab" fo:margin-left="0.2951in" fo:text-indent="-0.2951in"/>
        </style:list-level-properties>
      </text:list-level-style-number>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style:style style:name="WW_CharLFO15LVL1" style:family="text">
      <style:text-properties style:font-name="Verdana" style:font-name-asian="DejaVu Sans" style:font-name-complex="Lohit Hindi"/>
    </style:style>
    <style:style style:name="WW_CharLFO15LVL2" style:family="text">
      <style:text-properties style:font-name="Symbol"/>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font-name-complex="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font-name-complex="Courier New"/>
    </style:style>
    <style:style style:name="WW_CharLFO15LVL9" style:family="text">
      <style:text-properties style:font-name="Wingdings"/>
    </style:style>
    <style:style style:name="WW_CharLFO18LVL1" style:family="text">
      <style:text-properties style:font-name="Verdana" style:font-name-asian="Calibri" style:font-name-complex="RijksoverheidSerif"/>
    </style:style>
    <style:style style:name="WW_CharLFO18LVL2" style:family="text">
      <style:text-properties style:font-name="Courier New" style:font-name-complex="Courier New"/>
    </style:style>
    <style:style style:name="WW_CharLFO18LVL3" style:family="text">
      <style:text-properties style:font-name="Wingdings"/>
    </style:style>
    <style:style style:name="WW_CharLFO18LVL4" style:family="text">
      <style:text-properties style:font-name="Symbol"/>
    </style:style>
    <style:style style:name="WW_CharLFO18LVL5" style:family="text">
      <style:text-properties style:font-name="Courier New" style:font-name-complex="Courier New"/>
    </style:style>
    <style:style style:name="WW_CharLFO18LVL6" style:family="text">
      <style:text-properties style:font-name="Wingdings"/>
    </style:style>
    <style:style style:name="WW_CharLFO18LVL7" style:family="text">
      <style:text-properties style:font-name="Symbol"/>
    </style:style>
    <style:style style:name="WW_CharLFO18LVL8" style:family="text">
      <style:text-properties style:font-name="Courier New" style:font-name-complex="Courier New"/>
    </style:style>
    <style:style style:name="WW_CharLFO18LVL9" style:family="text">
      <style:text-properties style:font-name="Wingdings"/>
    </style:style>
    <style:style style:name="WW_CharLFO19LVL1" style:family="text">
      <style:text-properties style:font-name="Verdana" style:font-name-asian="Calibri" style:font-name-complex="Times New Roman"/>
    </style:style>
    <style:style style:name="WW_CharLFO19LVL2" style:family="text">
      <style:text-properties style:font-name="Courier New" style:font-name-complex="Courier New"/>
    </style:style>
    <style:style style:name="WW_CharLFO19LVL3" style:family="text">
      <style:text-properties style:font-name="Wingdings"/>
    </style:style>
    <style:style style:name="WW_CharLFO19LVL4" style:family="text">
      <style:text-properties style:font-name="Symbol"/>
    </style:style>
    <style:style style:name="WW_CharLFO19LVL5" style:family="text">
      <style:text-properties style:font-name="Courier New" style:font-name-complex="Courier New"/>
    </style:style>
    <style:style style:name="WW_CharLFO19LVL6" style:family="text">
      <style:text-properties style:font-name="Wingdings"/>
    </style:style>
    <style:style style:name="WW_CharLFO19LVL7" style:family="text">
      <style:text-properties style:font-name="Symbol"/>
    </style:style>
    <style:style style:name="WW_CharLFO19LVL8" style:family="text">
      <style:text-properties style:font-name="Courier New" style:font-name-complex="Courier New"/>
    </style:style>
    <style:style style:name="WW_CharLFO19LVL9" style:family="text">
      <style:text-properties style:font-name="Wingdings"/>
    </style:style>
    <style:style style:name="WW_CharLFO20LVL2" style:family="text">
      <style:text-properties fo:font-weight="normal" style:font-weight-asian="normal" fo:font-size="9pt" style:font-size-asian="9pt" style:font-size-complex="9pt"/>
    </style:style>
    <style:style style:name="WW_CharLFO21LVL1" style:family="text">
      <style:text-properties style:font-name-asian="DejaVu Sans" style:font-name-complex="Lohit Hindi" fo:color="#000000"/>
    </style:style>
    <style:style style:name="WW_CharLFO21LVL2" style:family="text">
      <style:text-properties style:font-name-asian="DejaVu Sans" style:font-name-complex="Lohit Hindi" fo:color="#000000"/>
    </style:style>
    <style:style style:name="WW_CharLFO21LVL3" style:family="text">
      <style:text-properties style:font-name-asian="DejaVu Sans" style:font-name-complex="Lohit Hindi" fo:color="#000000"/>
    </style:style>
    <style:style style:name="WW_CharLFO21LVL4" style:family="text">
      <style:text-properties style:font-name-asian="DejaVu Sans" style:font-name-complex="Lohit Hindi" fo:color="#000000"/>
    </style:style>
    <style:style style:name="WW_CharLFO21LVL5" style:family="text">
      <style:text-properties style:font-name-asian="DejaVu Sans" style:font-name-complex="Lohit Hindi" fo:color="#000000"/>
    </style:style>
    <style:style style:name="WW_CharLFO21LVL6" style:family="text">
      <style:text-properties style:font-name-asian="DejaVu Sans" style:font-name-complex="Lohit Hindi" fo:color="#000000"/>
    </style:style>
    <style:style style:name="WW_CharLFO21LVL7" style:family="text">
      <style:text-properties style:font-name-asian="DejaVu Sans" style:font-name-complex="Lohit Hindi" fo:color="#000000"/>
    </style:style>
    <style:style style:name="WW_CharLFO21LVL8" style:family="text">
      <style:text-properties style:font-name-asian="DejaVu Sans" style:font-name-complex="Lohit Hindi" fo:color="#000000"/>
    </style:style>
    <style:style style:name="WW_CharLFO21LVL9" style:family="text">
      <style:text-properties style:font-name-asian="DejaVu Sans" style:font-name-complex="Lohit Hindi" fo:color="#000000"/>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223f59" svg:stroke-opacity="100%" draw:stroke-linejoin="miter" svg:stroke-linecap="butt"/>
    </style:default-style>
  </office:styles>
  <office:automatic-styles>
    <text:list-style style:name="LFO1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format="1" text:display-levels="4">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5"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format="1" text:display-levels="6">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7"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format="1" text:display-levels="8">
        <style:list-level-properties text:space-before="0.25in" text:min-label-width="1.25in" text:list-level-position-and-space-mode="label-alignment">
          <style:list-level-label-alignment text:label-followed-by="listtab" fo:margin-left="1.5in" fo:text-indent="-1.25in"/>
        </style:list-level-properties>
      </text:list-level-style-number>
      <text:list-level-style-number text:level="9" style:num-format="1" text:display-levels="9">
        <style:list-level-properties text:space-before="0.25in" text:min-label-width="1.5in" text:list-level-position-and-space-mode="label-alignment">
          <style:list-level-label-alignment text:label-followed-by="listtab" fo:margin-left="1.75in" fo:text-indent="-1.5in"/>
        </style:list-level-properties>
      </text:list-level-style-number>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Verdana"/>
      </text:list-level-style-bullet>
      <text:list-level-style-bullet text:level="2" text:style-name="WW_CharLFO1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7">
      <text:list-level-style-number text:level="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25in" text:list-level-position-and-space-mode="label-alignment">
          <style:list-level-label-alignment text:label-followed-by="listtab" fo:margin-left="1.25in" fo:text-indent="-1.25in"/>
        </style:list-level-properties>
      </text:list-level-style-number>
      <text:list-level-style-number text:level="9" style:num-format="1" text:display-levels="9">
        <style:list-level-properties text:space-before="0in" text:min-label-width="1.5in" text:list-level-position-and-space-mode="label-alignment">
          <style:list-level-label-alignment text:label-followed-by="listtab" fo:margin-left="1.5in" fo:text-indent="-1.5in"/>
        </style:list-level-properties>
      </text:list-level-style-number>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Verdana"/>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Verdana"/>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20LVL2" style:num-format="1" text:display-levels="2">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3"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format="1" text:display-levels="4">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5" style:num-format="1" text:display-levels="5">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6" style:num-format="1" text:display-levels="6">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7" style:num-format="1" text:display-levels="7">
        <style:list-level-properties text:space-before="0.25in" text:min-label-width="1.25in" text:list-level-position-and-space-mode="label-alignment">
          <style:list-level-label-alignment text:label-followed-by="listtab" fo:margin-left="1.5in" fo:text-indent="-1.25in"/>
        </style:list-level-properties>
      </text:list-level-style-number>
      <text:list-level-style-number text:level="8" style:num-format="1" text:display-levels="8">
        <style:list-level-properties text:space-before="0.25in" text:min-label-width="1.5in" text:list-level-position-and-space-mode="label-alignment">
          <style:list-level-label-alignment text:label-followed-by="listtab" fo:margin-left="1.75in" fo:text-indent="-1.5in"/>
        </style:list-level-properties>
      </text:list-level-style-number>
      <text:list-level-style-number text:level="9" style:num-format="1" text:display-levels="9">
        <style:list-level-properties text:space-before="0.25in" text:min-label-width="1.5in" text:list-level-position-and-space-mode="label-alignment">
          <style:list-level-label-alignment text:label-followed-by="listtab" fo:margin-left="1.75in" fo:text-indent="-1.5in"/>
        </style:list-level-properties>
      </text:list-level-style-number>
    </text:list-style>
    <text:list-style style:name="LFO21">
      <text:list-level-style-number text:level="1" text:style-name="WW_CharLFO21LVL1" style:num-format="1" text:start-value="3">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21LVL2" style:num-format="1" text:display-levels="2" text:start-value="4">
        <style:list-level-properties text:space-before="0.5909in" text:min-label-width="0.25in" text:list-level-position-and-space-mode="label-alignment">
          <style:list-level-label-alignment text:label-followed-by="listtab" fo:margin-left="0.8409in" fo:text-indent="-0.25in"/>
        </style:list-level-properties>
      </text:list-level-style-number>
      <text:list-level-style-number text:level="3" text:style-name="WW_CharLFO21LVL3" style:num-format="1" text:display-levels="3">
        <style:list-level-properties text:space-before="1.1819in" text:min-label-width="0.5in" text:list-level-position-and-space-mode="label-alignment">
          <style:list-level-label-alignment text:label-followed-by="listtab" fo:margin-left="1.6819in" fo:text-indent="-0.5in"/>
        </style:list-level-properties>
      </text:list-level-style-number>
      <text:list-level-style-number text:level="4" text:style-name="WW_CharLFO21LVL4" style:num-format="1" text:display-levels="4">
        <style:list-level-properties text:space-before="1.7729in" text:min-label-width="0.75in" text:list-level-position-and-space-mode="label-alignment">
          <style:list-level-label-alignment text:label-followed-by="listtab" fo:margin-left="2.5229in" fo:text-indent="-0.75in"/>
        </style:list-level-properties>
      </text:list-level-style-number>
      <text:list-level-style-number text:level="5" text:style-name="WW_CharLFO21LVL5" style:num-format="1" text:display-levels="5">
        <style:list-level-properties text:space-before="2.3638in" text:min-label-width="0.75in" text:list-level-position-and-space-mode="label-alignment">
          <style:list-level-label-alignment text:label-followed-by="listtab" fo:margin-left="3.1138in" fo:text-indent="-0.75in"/>
        </style:list-level-properties>
      </text:list-level-style-number>
      <text:list-level-style-number text:level="6" text:style-name="WW_CharLFO21LVL6" style:num-format="1" text:display-levels="6">
        <style:list-level-properties text:space-before="2.9548in" text:min-label-width="1in" text:list-level-position-and-space-mode="label-alignment">
          <style:list-level-label-alignment text:label-followed-by="listtab" fo:margin-left="3.9548in" fo:text-indent="-1in"/>
        </style:list-level-properties>
      </text:list-level-style-number>
      <text:list-level-style-number text:level="7" text:style-name="WW_CharLFO21LVL7" style:num-format="1" text:display-levels="7">
        <style:list-level-properties text:space-before="3.5458in" text:min-label-width="1in" text:list-level-position-and-space-mode="label-alignment">
          <style:list-level-label-alignment text:label-followed-by="listtab" fo:margin-left="4.5458in" fo:text-indent="-1in"/>
        </style:list-level-properties>
      </text:list-level-style-number>
      <text:list-level-style-number text:level="8" text:style-name="WW_CharLFO21LVL8" style:num-format="1" text:display-levels="8">
        <style:list-level-properties text:space-before="4.1368in" text:min-label-width="1.25in" text:list-level-position-and-space-mode="label-alignment">
          <style:list-level-label-alignment text:label-followed-by="listtab" fo:margin-left="5.3868in" fo:text-indent="-1.25in"/>
        </style:list-level-properties>
      </text:list-level-style-number>
      <text:list-level-style-number text:level="9" text:style-name="WW_CharLFO21LVL9" style:num-format="1" text:display-levels="9">
        <style:list-level-properties text:space-before="4.7277in" text:min-label-width="1.5in" text:list-level-position-and-space-mode="label-alignment">
          <style:list-level-label-alignment text:label-followed-by="listtab" fo:margin-left="6.2277in" fo:text-indent="-1.5in"/>
        </style:list-level-properties>
      </text:list-level-style-number>
    </text:list-style>
    <style:page-layout style:name="PL0">
      <style:page-layout-properties fo:page-width="8.2673in" fo:page-height="11.6923in" style:print-orientation="portrait" fo:margin-top="0in" fo:margin-left="1.102in" fo:margin-bottom="0in" fo:margin-right="1.3763in" style:num-format="1" style:writing-mode="lr-tb">
        <style:footnote-sep style:width="0.007in" style:rel-width="33%" style:color="#000000" style:line-style="solid" style:adjustment="left"/>
      </style:page-layout-properties>
      <style:header-style>
        <style:header-footer-properties style:dynamic-spacing="true" fo:min-height="-2.643in"/>
      </style:header-style>
      <style:footer-style>
        <style:header-footer-properties style:dynamic-spacing="true" fo:min-height="0.7083in"/>
      </style:footer-style>
    </style:page-layout>
    <style:style style:name="P2" style:parent-style-name="MarginlessContainer" style:family="paragraph">
      <style:paragraph-properties fo:margin-bottom="4.8222in" fo:line-height="0.0097in"/>
    </style:style>
    <style:style style:family="graphic" style:name="a6" style:parent-style-name="Graphics">
      <style:graphic-properties fo:wrap-option="wrap" fo:border="none" fo:padding-top="0in" fo:padding-bottom="0in" fo:padding-left="0in" fo:padding-right="0in" fo:background-color="transparent" draw:textarea-vertical-align="top" draw:textarea-horizontal-align="left" style:wrap="run-through" style:run-through="fore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0" style:parent-style-name="Graphics">
      <style:graphic-properties fo:wrap-option="wrap" fo:border="none" fo:padding-top="0in" fo:padding-bottom="0in" fo:padding-left="0in" fo:padding-right="0in" fo:background-color="transparent" draw:textarea-vertical-align="top" draw:textarea-horizontal-align="left" style:wrap="run-through" style:run-through="fore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7" style:parent-style-name="Graphics">
      <style:graphic-properties fo:wrap-option="wrap" fo:border="none" fo:padding-top="0in" fo:padding-bottom="0in" fo:padding-left="0in" fo:padding-right="0in" fo:background-color="transparent" draw:textarea-vertical-align="top" draw:textarea-horizontal-align="left" style:wrap="run-through" style:run-through="fore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1" style:parent-style-name="Graphics">
      <style:graphic-properties fo:wrap-option="wrap" fo:border="none" fo:padding-top="0in" fo:padding-bottom="0in" fo:padding-left="0in" fo:padding-right="0in" fo:background-color="transparent" draw:textarea-vertical-align="top" draw:textarea-horizontal-align="left" style:wrap="run-through" style:run-through="fore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2" style:parent-style-name="Graphics">
      <style:graphic-properties fo:wrap-option="wrap" fo:border="none" fo:padding-top="0in" fo:padding-bottom="0in" fo:padding-left="0in" fo:padding-right="0in" fo:background-color="transparent" draw:textarea-vertical-align="top" draw:textarea-horizontal-align="left" style:wrap="run-through" style:run-through="fore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3" style:parent-style-name="Graphics">
      <style:graphic-properties fo:border="none" fo:background-color="transparent"/>
    </style:style>
    <style:style style:family="graphic" style:name="a4" style:parent-style-name="Graphics">
      <style:graphic-properties fo:wrap-option="wrap" fo:border="none" fo:padding-top="0in" fo:padding-bottom="0in" fo:padding-left="0in" fo:padding-right="0in" fo:background-color="transparent" draw:textarea-vertical-align="top" draw:textarea-horizontal-align="left" style:wrap="run-through" style:run-through="fore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5" style:parent-style-name="Graphics">
      <style:graphic-properties fo:border="none" fo:background-color="transparent"/>
    </style:style>
  </office:automatic-styles>
  <office:master-styles>
    <style:master-page style:name="MPF0" style:page-layout-name="PL0">
      <style:header>
        <text:p text:style-name="MarginlessContainer"><draw:frame draw:z-index="251652096" draw:id="id0" draw:style-name="a0" draw:name="Colofon_3" text:anchor-type="paragraph" svg:x="6.45625in" svg:y="2.08611in" svg:width="1.37778in" svg:height="8.75972in" style:rel-width="scale" style:rel-height="scale"><draw:text-box><text:p text:style-name="Standaard"/></draw:text-box><svg:title/><svg:desc/></draw:frame><draw:frame draw:z-index="251655168" draw:id="id1" draw:style-name="a1" draw:name="Paginanummer_3" text:anchor-type="paragraph" svg:x="6.45625in" svg:y="11.18056in" svg:width="1.37778in" svg:height="0.19653in" style:rel-width="scale" style:rel-height="scale"><draw:text-box><text:p text:style-name="Standaard_Referentiegegevens">Pagina<text:s/><text:page-number text:fixed="false">8</text:page-number><text:s/>van<text:s/><text:page-count>8</text:page-count></text:p></draw:text-box><svg:title/><svg:desc/></draw:frame></text:p>
      </style:header>
      <style:header-first>
        <text:p text:style-name="P2"><draw:frame draw:z-index="251657216" draw:id="id2" draw:style-name="a2" draw:name="Logo_2" text:anchor-type="paragraph" svg:x="3.85764in" svg:y="0in" svg:width="0.51181in" svg:height="1.73194in" style:rel-width="scale" style:rel-height="scale"><draw:text-box><text:p text:style-name="MarginlessContainer"><draw:frame draw:style-name="a3" draw:name="Lint" text:anchor-type="as-char" svg:x="0in" svg:y="0in" svg:width="0.51181in" svg:height="1.73214in" style:rel-width="scale" style:rel-height="scale"><draw:image xlink:href="media/image1.png" xlink:type="simple" xlink:show="embed" xlink:actuate="onLoad"/><svg:title/><svg:desc/></draw:frame></text:p></draw:text-box><svg:title/><svg:desc/></draw:frame><draw:frame draw:z-index="251659264" draw:id="id3" draw:style-name="a4" draw:name="Woordmerk_2" text:anchor-type="paragraph" svg:x="4.36944in" svg:y="0in" svg:width="2.55903in" svg:height="1.73194in" style:rel-width="scale" style:rel-height="scale"><draw:text-box><text:p text:style-name="MarginlessContainer"><draw:frame draw:style-name="a5" draw:name="VWS_Woordmerk_vast" text:anchor-type="as-char" svg:x="0in" svg:y="0in" svg:width="2.55903in" svg:height="1.73101in" style:rel-width="scale" style:rel-height="scale"><draw:image xlink:href="media/image2.png" xlink:type="simple" xlink:show="embed" xlink:actuate="onLoad"/><svg:title/><svg:desc/></draw:frame></text:p></draw:text-box><svg:title/><svg:desc/></draw:frame><draw:frame draw:z-index="251660288" draw:id="id4" draw:style-name="a6" draw:name="Rubricering onder vervolgpagina" text:anchor-type="paragraph" svg:x="1.10208in" svg:y="11.18056in" svg:width="1.96736in" svg:height="0.19653in" style:rel-width="scale" style:rel-height="scale"><draw:text-box><text:p text:style-name="Standaard"/></draw:text-box><svg:title/><svg:desc/></draw:frame><draw:frame draw:z-index="251663360" draw:id="id5" draw:style-name="a7" draw:name="Paginanummer_2" text:anchor-type="paragraph" svg:x="6.47569in" svg:y="11.18056in" svg:width="1.37778in" svg:height="0.19653in" style:rel-width="scale" style:rel-height="scale"><draw:text-box><text:p text:style-name="Standaard_Referentiegegevens">Pagina<text:s/><text:page-number text:fixed="false">1</text:page-number><text:s/>van<text:s/><text:page-count>8</text:page-count></text:p></draw:text-box><svg:title/><svg:desc/></draw:frame></text:p>
      </style:head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meta:initial-creator>Mathijsen, S. (Susan)</meta:initial-creator>
    <dc:creator>Dekker, E.J.C.B. (Edwin)</dc:creator>
    <meta:creation-date>2024-01-31T12:37:00Z</meta:creation-date>
    <dc:date>2024-01-31T12:37:00Z</dc:date>
    <meta:template xlink:href="MinisteriÃ«le%20regeling" xlink:type="simple"/>
    <meta:editing-cycles>2</meta:editing-cycles>
    <meta:editing-duration>PT0S</meta:editing-duration>
    <meta:document-statistic meta:page-count="4" meta:paragraph-count="12" meta:word-count="977" meta:character-count="6339" meta:row-count="44" meta:non-whitespace-character-count="5374"/>
  </office:meta>
</office:document-meta>
</file>